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890">
      <style:graphic-properties fo:wrap-option="wrap" fo:padding-top="0.09998in" fo:padding-bottom="0.09998in" fo:padding-left="0.09998in" fo:padding-right="0.09998in" draw:textarea-vertical-align="middle" draw:textarea-horizontal-align="center" draw:fill="solid" draw:fill-color="#eeece1"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9998in" fo:padding-bottom="0.09998in" fo:padding-left="0.09998in" fo:padding-right="0.09998in" draw:textarea-vertical-align="middle" draw:textarea-horizontal-align="center" draw:fill="solid" draw:fill-color="#eeece1"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0">
      <style:graphic-properties draw:fill="none" draw:stroke="solid" svg:stroke-width="0.01389in" svg:stroke-color="#000000" svg:stroke-opacity="100%"/>
    </style:style>
    <style:style style:family="graphic" style:name="a850">
      <style:graphic-properties draw:fill="none" draw:stroke="solid" svg:stroke-width="0.01042in" svg:stroke-color="#000000" svg:stroke-opacity="100%" draw:stroke-linejoin="miter"/>
    </style:style>
    <style:style style:family="presentation" style:name="a9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51">
      <style:graphic-properties draw:fill="none" draw:stroke="solid" svg:stroke-width="0.01042in" svg:stroke-color="#000000" svg:stroke-opacity="100%" draw:stroke-linejoin="miter"/>
    </style:style>
    <style:style style:family="drawing-page" style:name="a9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52">
      <style:graphic-properties draw:fill="none" draw:stroke="solid" svg:stroke-width="0.01042in" svg:stroke-color="#000000" svg:stroke-opacity="100%" draw:stroke-linejoin="miter"/>
    </style:style>
    <style:style style:family="graphic" style:name="a853">
      <style:graphic-properties draw:fill="none" draw:stroke="solid" svg:stroke-width="0.01042in" svg:stroke-color="#000000" svg:stroke-opacity="100%" draw:stroke-linejoin="miter"/>
    </style:style>
    <style:style style:family="graphic" style:name="a854">
      <style:graphic-properties draw:fill="none" draw:stroke="solid" svg:stroke-width="0.01042in" svg:stroke-color="#000000" svg:stroke-opacity="100%" draw:stroke-linejoin="miter"/>
    </style:style>
    <style:style style:family="graphic" style:name="a855">
      <style:graphic-properties draw:fill="none" draw:stroke="solid" svg:stroke-width="0.01042in" svg:stroke-color="#000000" svg:stroke-opacity="100%" draw:stroke-linejoin="miter"/>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9998in" fo:padding-bottom="0.09998in" fo:padding-left="0.09998in" fo:padding-right="0.09998in" draw:textarea-vertical-align="middle" draw:textarea-horizontal-align="center" draw:fill="solid" draw:fill-color="#eeece1"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9998in" fo:padding-bottom="0.09998in" fo:padding-left="0.09998in" fo:padding-right="0.09998in" draw:textarea-vertical-align="middle" draw:textarea-horizontal-align="center" draw:fill="solid" draw:fill-color="#1f497d" draw:opacity="100%" draw:stroke="none"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9998in" fo:padding-bottom="0.09998in" fo:padding-left="0.09998in" fo:padding-right="0.09998in" draw:textarea-vertical-align="middle" draw:textarea-horizontal-align="center" draw:fill="solid" draw:fill-color="#1f497d" draw:opacity="100%" draw:stroke="none" draw:auto-grow-width="false" draw:auto-grow-height="false"/>
      <style:paragraph-properties style:font-independent-line-spacing="true" style:writing-mode="lr-tb"/>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9998in" fo:padding-bottom="0.09998in" fo:padding-left="0.09998in" fo:padding-right="0.09998in" draw:textarea-vertical-align="middle"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9998in" fo:padding-bottom="0.09998in" fo:padding-left="0.09998in" fo:padding-right="0.09998in" draw:textarea-vertical-align="middle"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9998in" fo:padding-bottom="0.09998in" fo:padding-left="0.09998in" fo:padding-right="0.09998in" draw:textarea-vertical-align="middle" draw:textarea-horizontal-align="center" draw:fill="solid" draw:fill-color="#1f497d" draw:opacity="100%"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9998in" fo:padding-bottom="0.09998in" fo:padding-left="0.09998in" fo:padding-right="0.09998in" draw:textarea-vertical-align="middle"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9998in" fo:padding-bottom="0.09998in" fo:padding-left="0.09998in" fo:padding-right="0.09998in" draw:textarea-vertical-align="middle" draw:textarea-horizontal-align="center" draw:fill="solid" draw:fill-color="#eeece1"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2">
      <style:graphic-properties fo:wrap-option="wrap" fo:padding-top="0.09998in" fo:padding-bottom="0.09998in" fo:padding-left="0.09998in" fo:padding-right="0.09998in" draw:textarea-vertical-align="middle"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none" draw:stroke="solid" svg:stroke-width="0.01042in" svg:stroke-color="#000000" svg:stroke-opacity="100%" draw:stroke-linejoin="miter"/>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draw:fill="none" draw:stroke="solid" svg:stroke-width="0.01042in" svg:stroke-color="#000000" svg:stroke-opacity="100%" draw:stroke-linejoin="miter"/>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Montserrat" style:font-family-asian="Montserrat" style:font-family-complex="Montserra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7">
      <style:graphic-properties draw:fill="none" draw:stroke="solid" svg:stroke-width="0.01042in" svg:stroke-color="#000000" svg:stroke-opacity="100%" draw:stroke-linejoin="miter"/>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draw:fill="none" draw:stroke="solid" svg:stroke-width="0.01042in" svg:stroke-color="#000000" svg:stroke-opacity="100%" draw:stroke-linejoin="miter"/>
    </style:style>
    <style:style style:family="graphic" style:name="a939">
      <style:graphic-properties fo:wrap-option="wrap" fo:padding-top="0.09998in" fo:padding-bottom="0.09998in" fo:padding-left="0.09998in" fo:padding-right="0.09998in" draw:textarea-vertical-align="middle" draw:textarea-horizontal-align="center" draw:fill="solid" draw:fill-color="#ffffff"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849">
      <style:graphic-properties draw:fill="none" draw:stroke="solid" svg:stroke-width="0.01042in" svg:stroke-color="#000000" svg:stroke-opacity="100%" draw:stroke-linejoin="miter"/>
    </style:style>
  </office:automatic-styles>
  <office:body>
    <office:presentation>
      <draw:page draw:name="Slide2" draw:style-name="a840" draw:master-page-name="Master1-Layout12-cust-Title-only-2" presentation:presentation-page-layout-name="Master1-PPL12" draw:id="Slide-257">
        <draw:frame draw:id="id80" presentation:style-name="a844" draw:name="Google Shape;1825;p44" svg:x="0.7874in" svg:y="0.64891in" svg:width="8.4252in" svg:height="0.83508in" presentation:class="title" presentation:placeholder="false">
          <draw:text-box>
            <text:p text:style-name="a843" text:class-names="" text:cond-style-name=""><text:span text:style-name="a841" text:class-names="">Organizational chart</text:span><text:span text:style-name="a842" text:class-names=""/></text:p>
          </draw:text-box>
          <svg:title/>
          <svg:desc/>
        </draw:frame>
        <draw:connector draw:type="standard" svg:x1="6.23135in" svg:y1="1.84886in" draw:start-shape="id81" draw:start-glue-point="2" svg:x2="5.51744in" svg:y2="3.59755in" draw:end-shape="id82" draw:end-glue-point="0" draw:id="id83" draw:style-name="a845" draw:transform="translate(-5.87439in -2.72321in) rotate(1.5708) translate(5.87439in 2.72321in)" draw:name="Google Shape;1826;p44">
          <svg:title/>
          <svg:desc/>
        </draw:connector>
        <draw:connector draw:type="standard" svg:x1="3.7688in" svg:y1="1.84881in" draw:start-shape="id84" draw:start-glue-point="0" svg:x2="4.48271in" svg:y2="3.5975in" draw:end-shape="id81" draw:end-glue-point="2" draw:id="id85" draw:style-name="a846" draw:transform="translate(-4.12576in -2.72315in) rotate(1.5708) translate(4.12576in 2.72315in)" draw:name="Google Shape;1829;p44">
          <svg:title/>
          <svg:desc/>
        </draw:connector>
        <draw:connector draw:type="standard" svg:x1="4.05385in" svg:y1="3.58826in" draw:start-shape="id84" draw:start-glue-point="2" svg:x2="3.28395in" svg:y2="4.42323in" draw:end-shape="id86" draw:end-glue-point="0" draw:id="id87" draw:style-name="a847" draw:transform="translate(-3.6689in -4.00574in) rotate(1.5708) translate(3.6689in 4.00574in)" draw:name="Google Shape;1831;p44">
          <svg:title/>
          <svg:desc/>
        </draw:connector>
        <draw:connector draw:type="standard" svg:x1="2.44893in" svg:y1="3.5883in" draw:start-shape="id88" draw:start-glue-point="0" svg:x2="3.21884in" svg:y2="4.42328in" draw:end-shape="id84" draw:end-glue-point="2" draw:id="id89" draw:style-name="a848" draw:transform="translate(-2.83389in -4.00579in) rotate(1.5708) translate(2.83389in 4.00579in)" draw:name="Google Shape;1833;p44">
          <svg:title/>
          <svg:desc/>
        </draw:connector>
        <draw:connector draw:type="standard" svg:x1="7.5512in" svg:y1="3.58826in" draw:start-shape="id82" draw:start-glue-point="2" svg:x2="6.78129in" svg:y2="4.42323in" draw:end-shape="id90" draw:end-glue-point="0" draw:id="id91" draw:style-name="a849" draw:transform="translate(-7.16624in -4.00574in) rotate(1.5708) translate(7.16624in 4.00574in)" draw:name="Google Shape;1835;p44">
          <svg:title/>
          <svg:desc/>
        </draw:connector>
        <draw:connector draw:type="standard" svg:x1="5.94628in" svg:y1="3.5883in" draw:start-shape="id92" draw:start-glue-point="0" svg:x2="6.71618in" svg:y2="4.42328in" draw:end-shape="id82" draw:end-glue-point="2" draw:id="id93" draw:style-name="a850" draw:transform="translate(-6.33123in -4.00579in) rotate(1.5708) translate(6.33123in 4.00579in)" draw:name="Google Shape;1837;p44">
          <svg:title/>
          <svg:desc/>
        </draw:connector>
        <draw:connector draw:type="standard" svg:x1="1.65215in" svg:y1="4.93699in" draw:start-shape="id94" draw:start-glue-point="0" svg:x2="2.42205in" svg:y2="5.69585in" draw:end-shape="id88" draw:end-glue-point="2" draw:id="id95" draw:style-name="a851" draw:transform="translate(-2.0371in -5.31642in) rotate(1.5708) translate(2.0371in 5.31642in)" draw:name="Google Shape;1839;p44">
          <svg:title/>
          <svg:desc/>
        </draw:connector>
        <draw:connector draw:type="standard" svg:x1="3.25693in" svg:y1="4.86088in" draw:start-shape="id96" draw:start-glue-point="0" svg:x2="2.48702in" svg:y2="5.77197in" draw:end-shape="id88" draw:end-glue-point="2" draw:id="id97" draw:style-name="a852" draw:transform="translate(-2.87197in -5.31642in) rotate(-1.5708) translate(2.87197in 5.31642in)" draw:name="Google Shape;1841;p44">
          <svg:title/>
          <svg:desc/>
        </draw:connector>
        <draw:connector draw:type="standard" svg:x1="5.07322in" svg:y1="4.86088in" draw:start-shape="id98" draw:start-glue-point="0" svg:x2="5.84312in" svg:y2="5.77197in" draw:end-shape="id92" draw:end-glue-point="2" draw:id="id99" draw:style-name="a853" draw:transform="translate(-5.45817in -5.31642in) rotate(1.5708) translate(5.45817in 5.31642in)" draw:name="Google Shape;1843;p44">
          <svg:title/>
          <svg:desc/>
        </draw:connector>
        <draw:connector draw:type="standard" svg:x1="6.678in" svg:y1="4.93699in" draw:start-shape="id100" draw:start-glue-point="0" svg:x2="5.90809in" svg:y2="5.69585in" draw:end-shape="id92" draw:end-glue-point="2" draw:id="id101" draw:style-name="a854" draw:transform="translate(-6.29304in -5.31642in) rotate(-1.5708) translate(6.29304in 5.31642in)" draw:name="Google Shape;1845;p44">
          <svg:title/>
          <svg:desc/>
        </draw:connector>
        <draw:connector draw:type="standard" svg:x1="7.51303in" svg:y1="4.10218in" draw:start-shape="id102" draw:start-glue-point="0" svg:x2="6.74313in" svg:y2="6.53066in" draw:end-shape="id92" draw:end-glue-point="2" draw:id="id103" draw:style-name="a855" draw:transform="translate(-7.12808in -5.31642in) rotate(-1.5708) translate(7.12808in 5.31642in)" draw:name="Google Shape;1847;p44">
          <svg:title/>
          <svg:desc/>
        </draw:connector>
        <draw:frame draw:id="id81" draw:style-name="a862" draw:name="Google Shape;1827;p44" svg:x="4.23922in" svg:y="1.82557in" svg:width="1.52165in" svg:height="0.54068in">
          <draw:text-box>
            <text:p text:style-name="a858" text:class-names="" text:cond-style-name=""><text:span text:style-name="a856" text:class-names="">The Sun</text:span><text:span text:style-name="a857" text:class-names=""/></text:p>
            <text:p text:style-name="a861" text:class-names="" text:cond-style-name=""><text:span text:style-name="a859" text:class-names="">CEO</text:span><text:span text:style-name="a860" text:class-names=""/></text:p>
          </draw:text-box>
          <svg:title/>
          <svg:desc/>
        </draw:frame>
        <draw:frame draw:id="id84" draw:style-name="a869" draw:name="Google Shape;1830;p44" svg:x="2.49173in" svg:y="3.08011in" svg:width="1.51936in" svg:height="0.54068in">
          <draw:text-box>
            <text:p text:style-name="a865" text:class-names="" text:cond-style-name=""><text:span text:style-name="a863" text:class-names="">Jupiter</text:span><text:span text:style-name="a864" text:class-names=""/></text:p>
            <text:p text:style-name="a868" text:class-names="" text:cond-style-name=""><text:span text:style-name="a866" text:class-names="">Department head</text:span><text:span text:style-name="a867" text:class-names=""/></text:p>
          </draw:text-box>
          <svg:title/>
          <svg:desc/>
        </draw:frame>
        <draw:frame draw:id="id82" draw:style-name="a876" draw:name="Google Shape;1828;p44" svg:x="5.98908in" svg:y="3.08011in" svg:width="1.51936in" svg:height="0.54068in">
          <draw:text-box>
            <text:p text:style-name="a872" text:class-names="" text:cond-style-name=""><text:span text:style-name="a870" text:class-names="">Neptune</text:span><text:span text:style-name="a871" text:class-names=""/></text:p>
            <text:p text:style-name="a875" text:class-names="" text:cond-style-name=""><text:span text:style-name="a873" text:class-names="">Department head</text:span><text:span text:style-name="a874" text:class-names=""/></text:p>
          </draw:text-box>
          <svg:title/>
          <svg:desc/>
        </draw:frame>
        <draw:frame draw:id="id90" draw:style-name="a883" draw:name="Google Shape;1836;p44" svg:x="6.91824in" svg:y="4.39074in" svg:width="1.33071in" svg:height="0.54068in">
          <draw:text-box>
            <text:p text:style-name="a879" text:class-names="" text:cond-style-name=""><text:span text:style-name="a877" text:class-names="">Mars</text:span><text:span text:style-name="a878" text:class-names=""/></text:p>
            <text:p text:style-name="a882" text:class-names="" text:cond-style-name=""><text:span text:style-name="a880" text:class-names="">Manager</text:span><text:span text:style-name="a881" text:class-names=""/></text:p>
          </draw:text-box>
          <svg:title/>
          <svg:desc/>
        </draw:frame>
        <draw:frame draw:id="id92" draw:style-name="a890" draw:name="Google Shape;1838;p44" svg:x="5.24839in" svg:y="4.39074in" svg:width="1.33071in" svg:height="0.54068in">
          <draw:text-box>
            <text:p text:style-name="a886" text:class-names="" text:cond-style-name=""><text:span text:style-name="a884" text:class-names="">Venus</text:span><text:span text:style-name="a885" text:class-names=""/></text:p>
            <text:p text:style-name="a889" text:class-names="" text:cond-style-name=""><text:span text:style-name="a887" text:class-names="">Manager</text:span><text:span text:style-name="a888" text:class-names=""/></text:p>
          </draw:text-box>
          <svg:title/>
          <svg:desc/>
        </draw:frame>
        <draw:frame draw:id="id86" draw:style-name="a897" draw:name="Google Shape;1832;p44" svg:x="3.42089in" svg:y="4.39074in" svg:width="1.33071in" svg:height="0.54068in">
          <draw:text-box>
            <text:p text:style-name="a893" text:class-names="" text:cond-style-name=""><text:span text:style-name="a891" text:class-names="">Earth</text:span><text:span text:style-name="a892" text:class-names=""/></text:p>
            <text:p text:style-name="a896" text:class-names="" text:cond-style-name=""><text:span text:style-name="a894" text:class-names="">Manager</text:span><text:span text:style-name="a895" text:class-names=""/></text:p>
          </draw:text-box>
          <svg:title/>
          <svg:desc/>
        </draw:frame>
        <draw:frame draw:id="id88" draw:style-name="a904" draw:name="Google Shape;1834;p44" svg:x="1.75105in" svg:y="4.39074in" svg:width="1.33071in" svg:height="0.54068in">
          <draw:text-box>
            <text:p text:style-name="a900" text:class-names="" text:cond-style-name=""><text:span text:style-name="a898" text:class-names="">Saturn</text:span><text:span text:style-name="a899" text:class-names=""/></text:p>
            <text:p text:style-name="a903" text:class-names="" text:cond-style-name=""><text:span text:style-name="a901" text:class-names="">Manager</text:span><text:span text:style-name="a902" text:class-names=""/></text:p>
          </draw:text-box>
          <svg:title/>
          <svg:desc/>
        </draw:frame>
        <draw:frame draw:id="id100" draw:style-name="a911" draw:name="Google Shape;1846;p44" svg:x="6.00712in" svg:y="5.70137in" svg:width="1.33071in" svg:height="0.54068in">
          <draw:text-box>
            <text:p text:style-name="a907" text:class-names="" text:cond-style-name=""><text:span text:style-name="a905" text:class-names="">Triton</text:span><text:span text:style-name="a906" text:class-names=""/></text:p>
            <text:p text:style-name="a910" text:class-names="" text:cond-style-name=""><text:span text:style-name="a908" text:class-names="">Employee</text:span><text:span text:style-name="a909" text:class-names=""/></text:p>
          </draw:text-box>
          <svg:title/>
          <svg:desc/>
        </draw:frame>
        <draw:frame draw:id="id98" draw:style-name="a918" draw:name="Google Shape;1844;p44" svg:x="4.33727in" svg:y="5.70137in" svg:width="1.33071in" svg:height="0.54068in">
          <draw:text-box>
            <text:p text:style-name="a914" text:class-names="" text:cond-style-name=""><text:span text:style-name="a912" text:class-names="">Titan</text:span><text:span text:style-name="a913" text:class-names=""/></text:p>
            <text:p text:style-name="a917" text:class-names="" text:cond-style-name=""><text:span text:style-name="a915" text:class-names="">Employee</text:span><text:span text:style-name="a916" text:class-names=""/></text:p>
          </draw:text-box>
          <svg:title/>
          <svg:desc/>
        </draw:frame>
        <draw:frame draw:id="id96" draw:style-name="a925" draw:name="Google Shape;1842;p44" svg:x="2.66216in" svg:y="5.70137in" svg:width="1.33071in" svg:height="0.54068in">
          <draw:text-box>
            <text:p text:style-name="a921" text:class-names="" text:cond-style-name=""><text:span text:style-name="a919" text:class-names="">Mercury</text:span><text:span text:style-name="a920" text:class-names=""/></text:p>
            <text:p text:style-name="a924" text:class-names="" text:cond-style-name=""><text:span text:style-name="a922" text:class-names="">Employee</text:span><text:span text:style-name="a923" text:class-names=""/></text:p>
          </draw:text-box>
          <svg:title/>
          <svg:desc/>
        </draw:frame>
        <draw:frame draw:id="id94" draw:style-name="a932" draw:name="Google Shape;1840;p44" svg:x="0.99232in" svg:y="5.70137in" svg:width="1.33071in" svg:height="0.54068in">
          <draw:text-box>
            <text:p text:style-name="a928" text:class-names="" text:cond-style-name=""><text:span text:style-name="a926" text:class-names="">Moon</text:span><text:span text:style-name="a927" text:class-names=""/></text:p>
            <text:p text:style-name="a931" text:class-names="" text:cond-style-name=""><text:span text:style-name="a929" text:class-names="">Employee</text:span><text:span text:style-name="a930" text:class-names=""/></text:p>
          </draw:text-box>
          <svg:title/>
          <svg:desc/>
        </draw:frame>
        <draw:frame draw:id="id102" draw:style-name="a939" draw:name="Google Shape;1848;p44" svg:x="7.67697in" svg:y="5.70137in" svg:width="1.33071in" svg:height="0.54068in">
          <draw:text-box>
            <text:p text:style-name="a935" text:class-names="" text:cond-style-name=""><text:span text:style-name="a933" text:class-names="">Callisto</text:span><text:span text:style-name="a934" text:class-names=""/></text:p>
            <text:p text:style-name="a938" text:class-names="" text:cond-style-name=""><text:span text:style-name="a936" text:class-names="">Employee</text:span><text:span text:style-name="a937" text:class-names=""/></text:p>
          </draw:text-box>
          <svg:title/>
          <svg:desc/>
        </draw:frame>
        <presentation:notes draw:style-name="a942">
          <draw:page-thumbnail draw:page-number="1" svg:x="0.41667in" svg:y="0.75in" svg:width="6.66667in" svg:height="3.75in" presentation:class="page" draw:id="id104" presentation:style-name="a940" draw:name="Google Shape;1822;g1d93d354268_0_77:notes">
            <svg:title/>
            <svg:desc/>
          </draw:page-thumbnail>
          <draw:frame draw:id="id105" presentation:style-name="a941" draw:name="Google Shape;1823;g1d93d354268_0_77: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re et contenu">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Titre de section">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Deux contenus">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a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re seul">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Vide">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u avec légende">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Image avec légende">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re et texte vertical">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itre vertical et texte">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2" style:display-name="Title only 2">
      <presentation:placeholder presentation:object="title" svg:x="0.7874in" svg:y="0.64891in" svg:width="8.4252in" svg:height="0.83508in"/>
    </style:presentation-page-layout>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9998in" fo:padding-bottom="0.09998in" fo:padding-left="0.09998in" fo:padding-right="0.09998in" draw:textarea-vertical-align="middle" draw:textarea-horizontal-align="left" draw:fill="solid" draw:fill-color="#c074ce" draw:opacity="35.81%" draw:stroke="non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9998in" fo:padding-bottom="0.09998in" fo:padding-left="0.09998in" fo:padding-right="0.09998in" draw:textarea-vertical-align="middle" draw:textarea-horizontal-align="left" draw:fill="solid" draw:fill-color="#c074ce" draw:opacity="35.81%"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9998in" fo:padding-bottom="0.09998in" fo:padding-left="0.09998in" fo:padding-right="0.09998in" draw:textarea-vertical-align="middle" draw:textarea-horizontal-align="left" draw:fill="solid" draw:fill-color="#4f81bd"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9998in" fo:padding-bottom="0.09998in" fo:padding-left="0.09998in" fo:padding-right="0.09998in" draw:textarea-vertical-align="middle" draw:textarea-horizontal-align="left" draw:fill="solid" draw:fill-color="#4f81bd" draw:opacity="100%" draw:stroke="solid" svg:stroke-width="0.01187in" svg:stroke-color="#4f81bd" svg:stroke-opacity="100%" draw:stroke-linejoin="round"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9998in" fo:padding-bottom="0.09998in" fo:padding-left="0.09998in" fo:padding-right="0.09998in" draw:textarea-vertical-align="middle" draw:textarea-horizontal-align="left" draw:fill="solid" draw:fill-color="#eeece1"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9998in" fo:padding-bottom="0.09998in" fo:padding-left="0.09998in" fo:padding-right="0.09998in" draw:textarea-vertical-align="middle" draw:textarea-horizontal-align="left" draw:fill="solid" draw:fill-color="#1f497d" draw:opacity="100%" draw:stroke="solid" svg:stroke-width="0.01187in" svg:stroke-color="#4f81bd" svg:stroke-opacity="100%" draw:stroke-linejoin="round"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9998in" fo:padding-bottom="0.09998in" fo:padding-left="0.09998in" fo:padding-right="0.09998in" draw:textarea-vertical-align="middle" draw:textarea-horizontal-align="left" draw:fill="solid" draw:fill-color="#263238" draw:opacity="100%" draw:stroke="none" draw:auto-grow-width="false" draw:auto-grow-height="fals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9998in" fo:padding-bottom="0.09998in" fo:padding-left="0.09998in" fo:padding-right="0.09998in" draw:textarea-vertical-align="middle" draw:textarea-horizontal-align="left" draw:fill="solid" draw:fill-color="#4f81bd"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9998in" fo:padding-bottom="0.09998in" fo:padding-left="0.09998in" fo:padding-right="0.09998in" draw:textarea-vertical-align="middle" draw:textarea-horizontal-align="left" draw:fill="solid" draw:fill-color="#263238" draw:opacity="100%"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5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5in" svg:y="0.30035in" svg:width="9in" svg:height="1.2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5in" svg:y="1.75in" svg:width="9in" svg:height="4.9496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5in" svg:y="6.95139in" svg:width="2.3333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7.16667in" svg:y="6.95139in" svg:width="2.3333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Espace réservé de l'en-tête 1" svg:x="0in" svg:y="0in" svg:width="3.25in" svg:height="0.5in" presentation:class="header" presentation:placeholder="false">
          <draw:text-box>
            <text:p text:style-name="a35" text:class-names="" text:cond-style-name=""><text:span text:style-name="a34" text:class-names=""/></text:p>
          </draw:text-box>
          <svg:title/>
          <svg:desc/>
        </draw:frame>
        <draw:frame draw:id="id6" presentation:style-name="a41" draw:name="Espace réservé de la date 2" svg:x="4.24826in" svg:y="0in" svg:width="3.25in" svg:height="0.5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1.25in" svg:y="0.75in" svg:width="5in" svg:height="3.75in" presentation:class="page" draw:id="id7" presentation:style-name="a42" draw:name="Espace réservé de l'image des diapositives 3">
          <svg:title/>
          <svg:desc/>
        </draw:page-thumbnail>
        <draw:frame draw:id="id8" presentation:style-name="a58" draw:name="Espace réservé des commentaires 4" svg:x="0.75in" svg:y="4.75in" svg:width="6in" svg:height="4.5in" presentation:class="notes" presentation:placeholder="false">
          <draw:text-box>
            <text:p text:style-name="a44" text:class-names="" text:cond-style-name=""><text:span text:style-name="a43" text:class-names="">Modifiez les styles du texte du masque</text:span></text:p>
            <text:list text:style-name="a47">
              <text:list-item>
                <text:list text:style-name="a47">
                  <text:list-item>
                    <text:p text:style-name="a46" text:class-names="" text:cond-style-name=""><text:span text:style-name="a45" text:class-names="">Deuxième niveau</text:span></text:p>
                  </text:list-item>
                </text:list>
              </text:list-item>
            </text:list>
            <text:list text:style-name="a50">
              <text:list-item>
                <text:list text:style-name="a50">
                  <text:list-item>
                    <text:list text:style-name="a50">
                      <text:list-item>
                        <text:p text:style-name="a49" text:class-names="" text:cond-style-name=""><text:span text:style-name="a48" text:class-names="">Troisième niveau</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Quatrième niveau</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Cinquième niveau</text:span><text:span text:style-name="a55" text:class-names=""/></text:p>
                              </text:list-item>
                            </text:list>
                          </text:list-item>
                        </text:list>
                      </text:list-item>
                    </text:list>
                  </text:list-item>
                </text:list>
              </text:list-item>
            </text:list>
          </draw:text-box>
          <svg:title/>
          <svg:desc/>
        </draw:frame>
        <draw:frame draw:id="id9" presentation:style-name="a61" draw:name="Espace réservé du pied de page 5" svg:x="0in" svg:y="9.49826in" svg:width="3.25in" svg:height="0.5in" presentation:class="footer" presentation:placeholder="false">
          <draw:text-box>
            <text:p text:style-name="a60" text:class-names="" text:cond-style-name=""><text:span text:style-name="a59" text:class-names=""/></text:p>
          </draw:text-box>
          <svg:title/>
          <svg:desc/>
        </draw:frame>
        <draw:frame draw:id="id10" presentation:style-name="a65" draw:name="Espace réservé du numéro de diapositive 6" svg:x="4.24826in" svg:y="9.49826in" svg:width="3.25in" svg:height="0.5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Diapositive-de-titre" style:page-layout-name="pageLayout1" draw:style-name="a67">
      <draw:frame draw:id="id11" presentation:style-name="a71" draw:name="Titre 1" svg:x="0.75in" svg:y="2.32986in" svg:width="8.5in" svg:height="1.60764in" presentation:class="title" presentation:placeholder="false">
        <draw:text-box>
          <text:p text:style-name="a70" text:class-names="" text:cond-style-name=""><text:span text:style-name="a68" text:class-names="">Modifiez le style du titre</text:span><text:span text:style-name="a69" text:class-names=""/></text:p>
        </draw:text-box>
        <svg:title/>
        <svg:desc/>
      </draw:frame>
      <draw:frame draw:id="id12" presentation:style-name="a75" draw:name="Sous-titre 2" svg:x="1.5in" svg:y="4.25in" svg:width="7in" svg:height="1.91667in" presentation:class="subtitle" presentation:placeholder="false">
        <draw:text-box>
          <text:p text:style-name="a74" text:class-names="" text:cond-style-name=""><text:span text:style-name="a72" text:class-names="">Modifiez le style des sous-titres du masque</text:span><text:span text:style-name="a73" text:class-names=""/></text:p>
        </draw:text-box>
        <svg:title/>
        <svg:desc/>
      </draw:frame>
      <draw:frame draw:id="id13" presentation:style-name="a80" draw:name="Espace réservé de la date 3" svg:x="0.5in" svg:y="6.95139in" svg:width="2.3333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Espace réservé du pied de page 4" svg:x="3.41667in" svg:y="6.95139in" svg:width="3.16667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Espace réservé du numéro de diapositive 5" svg:x="7.16667in" svg:y="6.95139in" svg:width="2.3333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Espace réservé de l'en-tête 1" svg:x="0in" svg:y="0in" svg:width="3.25in" svg:height="0.5in" presentation:class="header" presentation:placeholder="false">
          <draw:text-box>
            <text:p text:style-name="a89" text:class-names="" text:cond-style-name=""><text:span text:style-name="a88" text:class-names=""/></text:p>
          </draw:text-box>
          <svg:title/>
          <svg:desc/>
        </draw:frame>
        <draw:frame draw:id="id6" presentation:style-name="a95" draw:name="Espace réservé de la date 2" svg:x="4.24826in" svg:y="0in" svg:width="3.25in" svg:height="0.5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1.25in" svg:y="0.75in" svg:width="5in" svg:height="3.75in" presentation:class="page" draw:id="id7" presentation:style-name="a96" draw:name="Espace réservé de l'image des diapositives 3">
          <svg:title/>
          <svg:desc/>
        </draw:page-thumbnail>
        <draw:frame draw:id="id8" presentation:style-name="a112" draw:name="Espace réservé des commentaires 4" svg:x="0.75in" svg:y="4.75in" svg:width="6in" svg:height="4.5in" presentation:class="notes" presentation:placeholder="false">
          <draw:text-box>
            <text:p text:style-name="a98" text:class-names="" text:cond-style-name=""><text:span text:style-name="a97" text:class-names="">Modifiez les styles du texte du masque</text:span></text:p>
            <text:list text:style-name="a101">
              <text:list-item>
                <text:list text:style-name="a101">
                  <text:list-item>
                    <text:p text:style-name="a100" text:class-names="" text:cond-style-name=""><text:span text:style-name="a99" text:class-names="">Deuxième niveau</text:span></text:p>
                  </text:list-item>
                </text:list>
              </text:list-item>
            </text:list>
            <text:list text:style-name="a104">
              <text:list-item>
                <text:list text:style-name="a104">
                  <text:list-item>
                    <text:list text:style-name="a104">
                      <text:list-item>
                        <text:p text:style-name="a103" text:class-names="" text:cond-style-name=""><text:span text:style-name="a102" text:class-names="">Troisième niveau</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Quatrième niveau</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Cinquième niveau</text:span><text:span text:style-name="a109" text:class-names=""/></text:p>
                              </text:list-item>
                            </text:list>
                          </text:list-item>
                        </text:list>
                      </text:list-item>
                    </text:list>
                  </text:list-item>
                </text:list>
              </text:list-item>
            </text:list>
          </draw:text-box>
          <svg:title/>
          <svg:desc/>
        </draw:frame>
        <draw:frame draw:id="id9" presentation:style-name="a115" draw:name="Espace réservé du pied de page 5" svg:x="0in" svg:y="9.49826in" svg:width="3.25in" svg:height="0.5in" presentation:class="footer" presentation:placeholder="false">
          <draw:text-box>
            <text:p text:style-name="a114" text:class-names="" text:cond-style-name=""><text:span text:style-name="a113" text:class-names=""/></text:p>
          </draw:text-box>
          <svg:title/>
          <svg:desc/>
        </draw:frame>
        <draw:frame draw:id="id10" presentation:style-name="a119" draw:name="Espace réservé du numéro de diapositive 6" svg:x="4.24826in" svg:y="9.49826in" svg:width="3.25in" svg:height="0.5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re-et-contenu" style:page-layout-name="pageLayout1" draw:style-name="a121">
      <draw:frame draw:id="id16" presentation:style-name="a125" draw:name="Titre 1" svg:x="0.5in" svg:y="0.30035in" svg:width="9in" svg:height="1.25in" presentation:class="title" presentation:placeholder="false">
        <draw:text-box>
          <text:p text:style-name="a124" text:class-names="" text:cond-style-name=""><text:span text:style-name="a122" text:class-names="">Modifiez le style du titre</text:span><text:span text:style-name="a123" text:class-names=""/></text:p>
        </draw:text-box>
        <svg:title/>
        <svg:desc/>
      </draw:frame>
      <draw:frame draw:id="id17" presentation:style-name="a142" draw:name="Espace réservé du contenu 2" svg:x="0.5in" svg:y="1.75in" svg:width="9in" svg:height="4.94965in" presentation:class="object" presentation:placeholder="false">
        <draw:text-box>
          <text:list text:style-name="a128">
            <text:list-item>
              <text:p text:style-name="a127" text:class-names="" text:cond-style-name=""><text:span text:style-name="a126" text:class-names="">Modifiez les styles du texte du masque</text:span></text:p>
            </text:list-item>
          </text:list>
          <text:list text:style-name="a131">
            <text:list-item>
              <text:list text:style-name="a131">
                <text:list-item>
                  <text:p text:style-name="a130" text:class-names="" text:cond-style-name=""><text:span text:style-name="a129" text:class-names="">Deuxième niveau</text:span></text:p>
                </text:list-item>
              </text:list>
            </text:list-item>
          </text:list>
          <text:list text:style-name="a134">
            <text:list-item>
              <text:list text:style-name="a134">
                <text:list-item>
                  <text:list text:style-name="a134">
                    <text:list-item>
                      <text:p text:style-name="a133" text:class-names="" text:cond-style-name=""><text:span text:style-name="a132" text:class-names="">Troisième niveau</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Quatrième niveau</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Cinquième niveau</text:span><text:span text:style-name="a139" text:class-names=""/></text:p>
                            </text:list-item>
                          </text:list>
                        </text:list-item>
                      </text:list>
                    </text:list-item>
                  </text:list>
                </text:list-item>
              </text:list>
            </text:list-item>
          </text:list>
        </draw:text-box>
        <svg:title/>
        <svg:desc/>
      </draw:frame>
      <draw:frame draw:id="id18" presentation:style-name="a147" draw:name="Espace réservé de la date 3" svg:x="0.5in" svg:y="6.95139in" svg:width="2.3333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Espace réservé du pied de page 4" svg:x="3.41667in" svg:y="6.95139in" svg:width="3.16667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Espace réservé du numéro de diapositive 5" svg:x="7.16667in" svg:y="6.95139in" svg:width="2.3333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Espace réservé de l'en-tête 1" svg:x="0in" svg:y="0in" svg:width="3.25in" svg:height="0.5in" presentation:class="header" presentation:placeholder="false">
          <draw:text-box>
            <text:p text:style-name="a156" text:class-names="" text:cond-style-name=""><text:span text:style-name="a155" text:class-names=""/></text:p>
          </draw:text-box>
          <svg:title/>
          <svg:desc/>
        </draw:frame>
        <draw:frame draw:id="id6" presentation:style-name="a162" draw:name="Espace réservé de la date 2" svg:x="4.24826in" svg:y="0in" svg:width="3.25in" svg:height="0.5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1.25in" svg:y="0.75in" svg:width="5in" svg:height="3.75in" presentation:class="page" draw:id="id7" presentation:style-name="a163" draw:name="Espace réservé de l'image des diapositives 3">
          <svg:title/>
          <svg:desc/>
        </draw:page-thumbnail>
        <draw:frame draw:id="id8" presentation:style-name="a179" draw:name="Espace réservé des commentaires 4" svg:x="0.75in" svg:y="4.75in" svg:width="6in" svg:height="4.5in" presentation:class="notes" presentation:placeholder="false">
          <draw:text-box>
            <text:p text:style-name="a165" text:class-names="" text:cond-style-name=""><text:span text:style-name="a164" text:class-names="">Modifiez les styles du texte du masque</text:span></text:p>
            <text:list text:style-name="a168">
              <text:list-item>
                <text:list text:style-name="a168">
                  <text:list-item>
                    <text:p text:style-name="a167" text:class-names="" text:cond-style-name=""><text:span text:style-name="a166" text:class-names="">Deuxième niveau</text:span></text:p>
                  </text:list-item>
                </text:list>
              </text:list-item>
            </text:list>
            <text:list text:style-name="a171">
              <text:list-item>
                <text:list text:style-name="a171">
                  <text:list-item>
                    <text:list text:style-name="a171">
                      <text:list-item>
                        <text:p text:style-name="a170" text:class-names="" text:cond-style-name=""><text:span text:style-name="a169" text:class-names="">Troisième niveau</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Quatrième niveau</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Cinquième niveau</text:span><text:span text:style-name="a176" text:class-names=""/></text:p>
                              </text:list-item>
                            </text:list>
                          </text:list-item>
                        </text:list>
                      </text:list-item>
                    </text:list>
                  </text:list-item>
                </text:list>
              </text:list-item>
            </text:list>
          </draw:text-box>
          <svg:title/>
          <svg:desc/>
        </draw:frame>
        <draw:frame draw:id="id9" presentation:style-name="a182" draw:name="Espace réservé du pied de page 5" svg:x="0in" svg:y="9.49826in" svg:width="3.25in" svg:height="0.5in" presentation:class="footer" presentation:placeholder="false">
          <draw:text-box>
            <text:p text:style-name="a181" text:class-names="" text:cond-style-name=""><text:span text:style-name="a180" text:class-names=""/></text:p>
          </draw:text-box>
          <svg:title/>
          <svg:desc/>
        </draw:frame>
        <draw:frame draw:id="id10" presentation:style-name="a186" draw:name="Espace réservé du numéro de diapositive 6" svg:x="4.24826in" svg:y="9.49826in" svg:width="3.25in" svg:height="0.5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Titre-de-section" style:page-layout-name="pageLayout1" draw:style-name="a188">
      <draw:frame draw:id="id21" presentation:style-name="a192" draw:name="Titre 1" svg:x="0.78993in" svg:y="4.81944in" svg:width="8.5in" svg:height="1.48958in" presentation:class="title" presentation:placeholder="false">
        <draw:text-box>
          <text:p text:style-name="a191" text:class-names="" text:cond-style-name=""><text:span text:style-name="a189" text:class-names="">Modifiez le style du titre</text:span><text:span text:style-name="a190" text:class-names=""/></text:p>
        </draw:text-box>
        <svg:title/>
        <svg:desc/>
      </draw:frame>
      <draw:frame draw:id="id22" presentation:style-name="a196" draw:name="Espace réservé du texte 2" svg:x="0.78993in" svg:y="3.17882in" svg:width="8.5in" svg:height="1.64062in" presentation:class="outline" presentation:placeholder="false">
        <draw:text-box>
          <text:list text:style-name="a195">
            <text:list-item>
              <text:p text:style-name="a194" text:class-names="" text:cond-style-name=""><text:span text:style-name="a193" text:class-names="">Modifiez les styles du texte du masque</text:span></text:p>
            </text:list-item>
          </text:list>
        </draw:text-box>
        <svg:title/>
        <svg:desc/>
      </draw:frame>
      <draw:frame draw:id="id23" presentation:style-name="a201" draw:name="Espace réservé de la date 3" svg:x="0.5in" svg:y="6.95139in" svg:width="2.3333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Espace réservé du pied de page 4" svg:x="3.41667in" svg:y="6.95139in" svg:width="3.16667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Espace réservé du numéro de diapositive 5" svg:x="7.16667in" svg:y="6.95139in" svg:width="2.3333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Espace réservé de l'en-tête 1" svg:x="0in" svg:y="0in" svg:width="3.25in" svg:height="0.5in" presentation:class="header" presentation:placeholder="false">
          <draw:text-box>
            <text:p text:style-name="a210" text:class-names="" text:cond-style-name=""><text:span text:style-name="a209" text:class-names=""/></text:p>
          </draw:text-box>
          <svg:title/>
          <svg:desc/>
        </draw:frame>
        <draw:frame draw:id="id6" presentation:style-name="a216" draw:name="Espace réservé de la date 2" svg:x="4.24826in" svg:y="0in" svg:width="3.25in" svg:height="0.5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1.25in" svg:y="0.75in" svg:width="5in" svg:height="3.75in" presentation:class="page" draw:id="id7" presentation:style-name="a217" draw:name="Espace réservé de l'image des diapositives 3">
          <svg:title/>
          <svg:desc/>
        </draw:page-thumbnail>
        <draw:frame draw:id="id8" presentation:style-name="a233" draw:name="Espace réservé des commentaires 4" svg:x="0.75in" svg:y="4.75in" svg:width="6in" svg:height="4.5in" presentation:class="notes" presentation:placeholder="false">
          <draw:text-box>
            <text:p text:style-name="a219" text:class-names="" text:cond-style-name=""><text:span text:style-name="a218" text:class-names="">Modifiez les styles du texte du masque</text:span></text:p>
            <text:list text:style-name="a222">
              <text:list-item>
                <text:list text:style-name="a222">
                  <text:list-item>
                    <text:p text:style-name="a221" text:class-names="" text:cond-style-name=""><text:span text:style-name="a220" text:class-names="">Deuxième niveau</text:span></text:p>
                  </text:list-item>
                </text:list>
              </text:list-item>
            </text:list>
            <text:list text:style-name="a225">
              <text:list-item>
                <text:list text:style-name="a225">
                  <text:list-item>
                    <text:list text:style-name="a225">
                      <text:list-item>
                        <text:p text:style-name="a224" text:class-names="" text:cond-style-name=""><text:span text:style-name="a223" text:class-names="">Troisième niveau</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Quatrième niveau</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Cinquième niveau</text:span><text:span text:style-name="a230" text:class-names=""/></text:p>
                              </text:list-item>
                            </text:list>
                          </text:list-item>
                        </text:list>
                      </text:list-item>
                    </text:list>
                  </text:list-item>
                </text:list>
              </text:list-item>
            </text:list>
          </draw:text-box>
          <svg:title/>
          <svg:desc/>
        </draw:frame>
        <draw:frame draw:id="id9" presentation:style-name="a236" draw:name="Espace réservé du pied de page 5" svg:x="0in" svg:y="9.49826in" svg:width="3.25in" svg:height="0.5in" presentation:class="footer" presentation:placeholder="false">
          <draw:text-box>
            <text:p text:style-name="a235" text:class-names="" text:cond-style-name=""><text:span text:style-name="a234" text:class-names=""/></text:p>
          </draw:text-box>
          <svg:title/>
          <svg:desc/>
        </draw:frame>
        <draw:frame draw:id="id10" presentation:style-name="a240" draw:name="Espace réservé du numéro de diapositive 6" svg:x="4.24826in" svg:y="9.49826in" svg:width="3.25in" svg:height="0.5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Deux-contenus" style:page-layout-name="pageLayout1" draw:style-name="a242">
      <draw:frame draw:id="id26" presentation:style-name="a246" draw:name="Titre 1" svg:x="0.5in" svg:y="0.30035in" svg:width="9in" svg:height="1.25in" presentation:class="title" presentation:placeholder="false">
        <draw:text-box>
          <text:p text:style-name="a245" text:class-names="" text:cond-style-name=""><text:span text:style-name="a243" text:class-names="">Modifiez le style du titre</text:span><text:span text:style-name="a244" text:class-names=""/></text:p>
        </draw:text-box>
        <svg:title/>
        <svg:desc/>
      </draw:frame>
      <draw:frame draw:id="id27" presentation:style-name="a263" draw:name="Espace réservé du contenu 2" svg:x="0.5in" svg:y="1.75in" svg:width="4.41667in" svg:height="4.94965in" presentation:class="object" presentation:placeholder="false">
        <draw:text-box>
          <text:list text:style-name="a249">
            <text:list-item>
              <text:p text:style-name="a248" text:class-names="" text:cond-style-name=""><text:span text:style-name="a247" text:class-names="">Modifiez les styles du texte du masque</text:span></text:p>
            </text:list-item>
          </text:list>
          <text:list text:style-name="a252">
            <text:list-item>
              <text:list text:style-name="a252">
                <text:list-item>
                  <text:p text:style-name="a251" text:class-names="" text:cond-style-name=""><text:span text:style-name="a250" text:class-names="">Deuxième niveau</text:span></text:p>
                </text:list-item>
              </text:list>
            </text:list-item>
          </text:list>
          <text:list text:style-name="a255">
            <text:list-item>
              <text:list text:style-name="a255">
                <text:list-item>
                  <text:list text:style-name="a255">
                    <text:list-item>
                      <text:p text:style-name="a254" text:class-names="" text:cond-style-name=""><text:span text:style-name="a253" text:class-names="">Troisième niveau</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Quatrième niveau</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Cinquième niveau</text:span><text:span text:style-name="a260" text:class-names=""/></text:p>
                            </text:list-item>
                          </text:list>
                        </text:list-item>
                      </text:list>
                    </text:list-item>
                  </text:list>
                </text:list-item>
              </text:list>
            </text:list-item>
          </text:list>
        </draw:text-box>
        <svg:title/>
        <svg:desc/>
      </draw:frame>
      <draw:frame draw:id="id28" presentation:style-name="a280" draw:name="Espace réservé du contenu 3" svg:x="5.08333in" svg:y="1.75in" svg:width="4.41667in" svg:height="4.94965in" presentation:class="object" presentation:placeholder="false">
        <draw:text-box>
          <text:list text:style-name="a266">
            <text:list-item>
              <text:p text:style-name="a265" text:class-names="" text:cond-style-name=""><text:span text:style-name="a264" text:class-names="">Modifiez les styles du texte du masque</text:span></text:p>
            </text:list-item>
          </text:list>
          <text:list text:style-name="a269">
            <text:list-item>
              <text:list text:style-name="a269">
                <text:list-item>
                  <text:p text:style-name="a268" text:class-names="" text:cond-style-name=""><text:span text:style-name="a267" text:class-names="">Deuxième niveau</text:span></text:p>
                </text:list-item>
              </text:list>
            </text:list-item>
          </text:list>
          <text:list text:style-name="a272">
            <text:list-item>
              <text:list text:style-name="a272">
                <text:list-item>
                  <text:list text:style-name="a272">
                    <text:list-item>
                      <text:p text:style-name="a271" text:class-names="" text:cond-style-name=""><text:span text:style-name="a270" text:class-names="">Troisième niveau</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Quatrième niveau</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Cinquième niveau</text:span><text:span text:style-name="a277" text:class-names=""/></text:p>
                            </text:list-item>
                          </text:list>
                        </text:list-item>
                      </text:list>
                    </text:list-item>
                  </text:list>
                </text:list-item>
              </text:list>
            </text:list-item>
          </text:list>
        </draw:text-box>
        <svg:title/>
        <svg:desc/>
      </draw:frame>
      <draw:frame draw:id="id29" presentation:style-name="a285" draw:name="Espace réservé de la date 4" svg:x="0.5in" svg:y="6.95139in" svg:width="2.3333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Espace réservé du pied de page 5" svg:x="3.41667in" svg:y="6.95139in" svg:width="3.16667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Espace réservé du numéro de diapositive 6" svg:x="7.16667in" svg:y="6.95139in" svg:width="2.3333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Espace réservé de l'en-tête 1" svg:x="0in" svg:y="0in" svg:width="3.25in" svg:height="0.5in" presentation:class="header" presentation:placeholder="false">
          <draw:text-box>
            <text:p text:style-name="a294" text:class-names="" text:cond-style-name=""><text:span text:style-name="a293" text:class-names=""/></text:p>
          </draw:text-box>
          <svg:title/>
          <svg:desc/>
        </draw:frame>
        <draw:frame draw:id="id6" presentation:style-name="a300" draw:name="Espace réservé de la date 2" svg:x="4.24826in" svg:y="0in" svg:width="3.25in" svg:height="0.5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1.25in" svg:y="0.75in" svg:width="5in" svg:height="3.75in" presentation:class="page" draw:id="id7" presentation:style-name="a301" draw:name="Espace réservé de l'image des diapositives 3">
          <svg:title/>
          <svg:desc/>
        </draw:page-thumbnail>
        <draw:frame draw:id="id8" presentation:style-name="a317" draw:name="Espace réservé des commentaires 4" svg:x="0.75in" svg:y="4.75in" svg:width="6in" svg:height="4.5in" presentation:class="notes" presentation:placeholder="false">
          <draw:text-box>
            <text:p text:style-name="a303" text:class-names="" text:cond-style-name=""><text:span text:style-name="a302" text:class-names="">Modifiez les styles du texte du masque</text:span></text:p>
            <text:list text:style-name="a306">
              <text:list-item>
                <text:list text:style-name="a306">
                  <text:list-item>
                    <text:p text:style-name="a305" text:class-names="" text:cond-style-name=""><text:span text:style-name="a304" text:class-names="">Deuxième niveau</text:span></text:p>
                  </text:list-item>
                </text:list>
              </text:list-item>
            </text:list>
            <text:list text:style-name="a309">
              <text:list-item>
                <text:list text:style-name="a309">
                  <text:list-item>
                    <text:list text:style-name="a309">
                      <text:list-item>
                        <text:p text:style-name="a308" text:class-names="" text:cond-style-name=""><text:span text:style-name="a307" text:class-names="">Troisième niveau</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trième niveau</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Cinquième niveau</text:span><text:span text:style-name="a314" text:class-names=""/></text:p>
                              </text:list-item>
                            </text:list>
                          </text:list-item>
                        </text:list>
                      </text:list-item>
                    </text:list>
                  </text:list-item>
                </text:list>
              </text:list-item>
            </text:list>
          </draw:text-box>
          <svg:title/>
          <svg:desc/>
        </draw:frame>
        <draw:frame draw:id="id9" presentation:style-name="a320" draw:name="Espace réservé du pied de page 5" svg:x="0in" svg:y="9.49826in" svg:width="3.25in" svg:height="0.5in" presentation:class="footer" presentation:placeholder="false">
          <draw:text-box>
            <text:p text:style-name="a319" text:class-names="" text:cond-style-name=""><text:span text:style-name="a318" text:class-names=""/></text:p>
          </draw:text-box>
          <svg:title/>
          <svg:desc/>
        </draw:frame>
        <draw:frame draw:id="id10" presentation:style-name="a324" draw:name="Espace réservé du numéro de diapositive 6" svg:x="4.24826in" svg:y="9.49826in" svg:width="3.25in" svg:height="0.5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aison" style:page-layout-name="pageLayout1" draw:style-name="a326">
      <draw:frame draw:id="id32" presentation:style-name="a330" draw:name="Titre 1" svg:x="0.5in" svg:y="0.30035in" svg:width="9in" svg:height="1.25in" presentation:class="title" presentation:placeholder="false">
        <draw:text-box>
          <text:p text:style-name="a329" text:class-names="" text:cond-style-name=""><text:span text:style-name="a327" text:class-names="">Modifiez le style du titre</text:span><text:span text:style-name="a328" text:class-names=""/></text:p>
        </draw:text-box>
        <svg:title/>
        <svg:desc/>
      </draw:frame>
      <draw:frame draw:id="id33" presentation:style-name="a334" draw:name="Espace réservé du texte 2" svg:x="0.5in" svg:y="1.67882in" svg:width="4.4184in" svg:height="0.69965in" presentation:class="outline" presentation:placeholder="false">
        <draw:text-box>
          <text:list text:style-name="a333">
            <text:list-item>
              <text:p text:style-name="a332" text:class-names="" text:cond-style-name=""><text:span text:style-name="a331" text:class-names="">Modifiez les styles du texte du masque</text:span></text:p>
            </text:list-item>
          </text:list>
        </draw:text-box>
        <svg:title/>
        <svg:desc/>
      </draw:frame>
      <draw:frame draw:id="id34" presentation:style-name="a351" draw:name="Espace réservé du contenu 3" svg:x="0.5in" svg:y="2.37847in" svg:width="4.4184in" svg:height="4.32118in" presentation:class="object" presentation:placeholder="false">
        <draw:text-box>
          <text:list text:style-name="a337">
            <text:list-item>
              <text:p text:style-name="a336" text:class-names="" text:cond-style-name=""><text:span text:style-name="a335" text:class-names="">Modifiez les styles du texte du masque</text:span></text:p>
            </text:list-item>
          </text:list>
          <text:list text:style-name="a340">
            <text:list-item>
              <text:list text:style-name="a340">
                <text:list-item>
                  <text:p text:style-name="a339" text:class-names="" text:cond-style-name=""><text:span text:style-name="a338" text:class-names="">Deuxième niveau</text:span></text:p>
                </text:list-item>
              </text:list>
            </text:list-item>
          </text:list>
          <text:list text:style-name="a343">
            <text:list-item>
              <text:list text:style-name="a343">
                <text:list-item>
                  <text:list text:style-name="a343">
                    <text:list-item>
                      <text:p text:style-name="a342" text:class-names="" text:cond-style-name=""><text:span text:style-name="a341" text:class-names="">Troisième niveau</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trième niveau</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Cinquième niveau</text:span><text:span text:style-name="a348" text:class-names=""/></text:p>
                            </text:list-item>
                          </text:list>
                        </text:list-item>
                      </text:list>
                    </text:list-item>
                  </text:list>
                </text:list-item>
              </text:list>
            </text:list-item>
          </text:list>
        </draw:text-box>
        <svg:title/>
        <svg:desc/>
      </draw:frame>
      <draw:frame draw:id="id35" presentation:style-name="a355" draw:name="Espace réservé du texte 4" svg:x="5.07986in" svg:y="1.67882in" svg:width="4.42014in" svg:height="0.69965in" presentation:class="outline" presentation:placeholder="false">
        <draw:text-box>
          <text:list text:style-name="a354">
            <text:list-item>
              <text:p text:style-name="a353" text:class-names="" text:cond-style-name=""><text:span text:style-name="a352" text:class-names="">Modifiez les styles du texte du masque</text:span></text:p>
            </text:list-item>
          </text:list>
        </draw:text-box>
        <svg:title/>
        <svg:desc/>
      </draw:frame>
      <draw:frame draw:id="id36" presentation:style-name="a372" draw:name="Espace réservé du contenu 5" svg:x="5.07986in" svg:y="2.37847in" svg:width="4.42014in" svg:height="4.32118in" presentation:class="object" presentation:placeholder="false">
        <draw:text-box>
          <text:list text:style-name="a358">
            <text:list-item>
              <text:p text:style-name="a357" text:class-names="" text:cond-style-name=""><text:span text:style-name="a356" text:class-names="">Modifiez les styles du texte du masque</text:span></text:p>
            </text:list-item>
          </text:list>
          <text:list text:style-name="a361">
            <text:list-item>
              <text:list text:style-name="a361">
                <text:list-item>
                  <text:p text:style-name="a360" text:class-names="" text:cond-style-name=""><text:span text:style-name="a359" text:class-names="">Deuxième niveau</text:span></text:p>
                </text:list-item>
              </text:list>
            </text:list-item>
          </text:list>
          <text:list text:style-name="a364">
            <text:list-item>
              <text:list text:style-name="a364">
                <text:list-item>
                  <text:list text:style-name="a364">
                    <text:list-item>
                      <text:p text:style-name="a363" text:class-names="" text:cond-style-name=""><text:span text:style-name="a362" text:class-names="">Troisième niveau</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Quatrième niveau</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Cinquième niveau</text:span><text:span text:style-name="a369" text:class-names=""/></text:p>
                            </text:list-item>
                          </text:list>
                        </text:list-item>
                      </text:list>
                    </text:list-item>
                  </text:list>
                </text:list-item>
              </text:list>
            </text:list-item>
          </text:list>
        </draw:text-box>
        <svg:title/>
        <svg:desc/>
      </draw:frame>
      <draw:frame draw:id="id37" presentation:style-name="a377" draw:name="Espace réservé de la date 6" svg:x="0.5in" svg:y="6.95139in" svg:width="2.3333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Espace réservé du pied de page 7" svg:x="3.41667in" svg:y="6.95139in" svg:width="3.16667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Espace réservé du numéro de diapositive 8" svg:x="7.16667in" svg:y="6.95139in" svg:width="2.3333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Espace réservé de l'en-tête 1" svg:x="0in" svg:y="0in" svg:width="3.25in" svg:height="0.5in" presentation:class="header" presentation:placeholder="false">
          <draw:text-box>
            <text:p text:style-name="a386" text:class-names="" text:cond-style-name=""><text:span text:style-name="a385" text:class-names=""/></text:p>
          </draw:text-box>
          <svg:title/>
          <svg:desc/>
        </draw:frame>
        <draw:frame draw:id="id6" presentation:style-name="a392" draw:name="Espace réservé de la date 2" svg:x="4.24826in" svg:y="0in" svg:width="3.25in" svg:height="0.5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1.25in" svg:y="0.75in" svg:width="5in" svg:height="3.75in" presentation:class="page" draw:id="id7" presentation:style-name="a393" draw:name="Espace réservé de l'image des diapositives 3">
          <svg:title/>
          <svg:desc/>
        </draw:page-thumbnail>
        <draw:frame draw:id="id8" presentation:style-name="a409" draw:name="Espace réservé des commentaires 4" svg:x="0.75in" svg:y="4.75in" svg:width="6in" svg:height="4.5in" presentation:class="notes" presentation:placeholder="false">
          <draw:text-box>
            <text:p text:style-name="a395" text:class-names="" text:cond-style-name=""><text:span text:style-name="a394" text:class-names="">Modifiez les styles du texte du masque</text:span></text:p>
            <text:list text:style-name="a398">
              <text:list-item>
                <text:list text:style-name="a398">
                  <text:list-item>
                    <text:p text:style-name="a397" text:class-names="" text:cond-style-name=""><text:span text:style-name="a396" text:class-names="">Deuxième niveau</text:span></text:p>
                  </text:list-item>
                </text:list>
              </text:list-item>
            </text:list>
            <text:list text:style-name="a401">
              <text:list-item>
                <text:list text:style-name="a401">
                  <text:list-item>
                    <text:list text:style-name="a401">
                      <text:list-item>
                        <text:p text:style-name="a400" text:class-names="" text:cond-style-name=""><text:span text:style-name="a399" text:class-names="">Troisième niveau</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Quatrième niveau</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Cinquième niveau</text:span><text:span text:style-name="a406" text:class-names=""/></text:p>
                              </text:list-item>
                            </text:list>
                          </text:list-item>
                        </text:list>
                      </text:list-item>
                    </text:list>
                  </text:list-item>
                </text:list>
              </text:list-item>
            </text:list>
          </draw:text-box>
          <svg:title/>
          <svg:desc/>
        </draw:frame>
        <draw:frame draw:id="id9" presentation:style-name="a412" draw:name="Espace réservé du pied de page 5" svg:x="0in" svg:y="9.49826in" svg:width="3.25in" svg:height="0.5in" presentation:class="footer" presentation:placeholder="false">
          <draw:text-box>
            <text:p text:style-name="a411" text:class-names="" text:cond-style-name=""><text:span text:style-name="a410" text:class-names=""/></text:p>
          </draw:text-box>
          <svg:title/>
          <svg:desc/>
        </draw:frame>
        <draw:frame draw:id="id10" presentation:style-name="a416" draw:name="Espace réservé du numéro de diapositive 6" svg:x="4.24826in" svg:y="9.49826in" svg:width="3.25in" svg:height="0.5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re-seul" style:page-layout-name="pageLayout1" draw:style-name="a418">
      <draw:frame draw:id="id40" presentation:style-name="a422" draw:name="Titre 1" svg:x="0.5in" svg:y="0.30035in" svg:width="9in" svg:height="1.25in" presentation:class="title" presentation:placeholder="false">
        <draw:text-box>
          <text:p text:style-name="a421" text:class-names="" text:cond-style-name=""><text:span text:style-name="a419" text:class-names="">Modifiez le style du titre</text:span><text:span text:style-name="a420" text:class-names=""/></text:p>
        </draw:text-box>
        <svg:title/>
        <svg:desc/>
      </draw:frame>
      <draw:frame draw:id="id41" presentation:style-name="a427" draw:name="Espace réservé de la date 2" svg:x="0.5in" svg:y="6.95139in" svg:width="2.3333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Espace réservé du pied de page 3" svg:x="3.41667in" svg:y="6.95139in" svg:width="3.16667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Espace réservé du numéro de diapositive 4" svg:x="7.16667in" svg:y="6.95139in" svg:width="2.3333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Espace réservé de l'en-tête 1" svg:x="0in" svg:y="0in" svg:width="3.25in" svg:height="0.5in" presentation:class="header" presentation:placeholder="false">
          <draw:text-box>
            <text:p text:style-name="a436" text:class-names="" text:cond-style-name=""><text:span text:style-name="a435" text:class-names=""/></text:p>
          </draw:text-box>
          <svg:title/>
          <svg:desc/>
        </draw:frame>
        <draw:frame draw:id="id6" presentation:style-name="a442" draw:name="Espace réservé de la date 2" svg:x="4.24826in" svg:y="0in" svg:width="3.25in" svg:height="0.5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1.25in" svg:y="0.75in" svg:width="5in" svg:height="3.75in" presentation:class="page" draw:id="id7" presentation:style-name="a443" draw:name="Espace réservé de l'image des diapositives 3">
          <svg:title/>
          <svg:desc/>
        </draw:page-thumbnail>
        <draw:frame draw:id="id8" presentation:style-name="a459" draw:name="Espace réservé des commentaires 4" svg:x="0.75in" svg:y="4.75in" svg:width="6in" svg:height="4.5in" presentation:class="notes" presentation:placeholder="false">
          <draw:text-box>
            <text:p text:style-name="a445" text:class-names="" text:cond-style-name=""><text:span text:style-name="a444" text:class-names="">Modifiez les styles du texte du masque</text:span></text:p>
            <text:list text:style-name="a448">
              <text:list-item>
                <text:list text:style-name="a448">
                  <text:list-item>
                    <text:p text:style-name="a447" text:class-names="" text:cond-style-name=""><text:span text:style-name="a446" text:class-names="">Deuxième niveau</text:span></text:p>
                  </text:list-item>
                </text:list>
              </text:list-item>
            </text:list>
            <text:list text:style-name="a451">
              <text:list-item>
                <text:list text:style-name="a451">
                  <text:list-item>
                    <text:list text:style-name="a451">
                      <text:list-item>
                        <text:p text:style-name="a450" text:class-names="" text:cond-style-name=""><text:span text:style-name="a449" text:class-names="">Troisième niveau</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Quatrième niveau</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Cinquième niveau</text:span><text:span text:style-name="a456" text:class-names=""/></text:p>
                              </text:list-item>
                            </text:list>
                          </text:list-item>
                        </text:list>
                      </text:list-item>
                    </text:list>
                  </text:list-item>
                </text:list>
              </text:list-item>
            </text:list>
          </draw:text-box>
          <svg:title/>
          <svg:desc/>
        </draw:frame>
        <draw:frame draw:id="id9" presentation:style-name="a462" draw:name="Espace réservé du pied de page 5" svg:x="0in" svg:y="9.49826in" svg:width="3.25in" svg:height="0.5in" presentation:class="footer" presentation:placeholder="false">
          <draw:text-box>
            <text:p text:style-name="a461" text:class-names="" text:cond-style-name=""><text:span text:style-name="a460" text:class-names=""/></text:p>
          </draw:text-box>
          <svg:title/>
          <svg:desc/>
        </draw:frame>
        <draw:frame draw:id="id10" presentation:style-name="a466" draw:name="Espace réservé du numéro de diapositive 6" svg:x="4.24826in" svg:y="9.49826in" svg:width="3.25in" svg:height="0.5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Vide" style:page-layout-name="pageLayout1" draw:style-name="a468">
      <draw:frame draw:id="id44" presentation:style-name="a473" draw:name="Espace réservé de la date 1" svg:x="0.5in" svg:y="6.95139in" svg:width="2.3333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Espace réservé du pied de page 2" svg:x="3.41667in" svg:y="6.95139in" svg:width="3.16667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Espace réservé du numéro de diapositive 3" svg:x="7.16667in" svg:y="6.95139in" svg:width="2.3333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Espace réservé de l'en-tête 1" svg:x="0in" svg:y="0in" svg:width="3.25in" svg:height="0.5in" presentation:class="header" presentation:placeholder="false">
          <draw:text-box>
            <text:p text:style-name="a482" text:class-names="" text:cond-style-name=""><text:span text:style-name="a481" text:class-names=""/></text:p>
          </draw:text-box>
          <svg:title/>
          <svg:desc/>
        </draw:frame>
        <draw:frame draw:id="id6" presentation:style-name="a488" draw:name="Espace réservé de la date 2" svg:x="4.24826in" svg:y="0in" svg:width="3.25in" svg:height="0.5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1.25in" svg:y="0.75in" svg:width="5in" svg:height="3.75in" presentation:class="page" draw:id="id7" presentation:style-name="a489" draw:name="Espace réservé de l'image des diapositives 3">
          <svg:title/>
          <svg:desc/>
        </draw:page-thumbnail>
        <draw:frame draw:id="id8" presentation:style-name="a505" draw:name="Espace réservé des commentaires 4" svg:x="0.75in" svg:y="4.75in" svg:width="6in" svg:height="4.5in" presentation:class="notes" presentation:placeholder="false">
          <draw:text-box>
            <text:p text:style-name="a491" text:class-names="" text:cond-style-name=""><text:span text:style-name="a490" text:class-names="">Modifiez les styles du texte du masque</text:span></text:p>
            <text:list text:style-name="a494">
              <text:list-item>
                <text:list text:style-name="a494">
                  <text:list-item>
                    <text:p text:style-name="a493" text:class-names="" text:cond-style-name=""><text:span text:style-name="a492" text:class-names="">Deuxième niveau</text:span></text:p>
                  </text:list-item>
                </text:list>
              </text:list-item>
            </text:list>
            <text:list text:style-name="a497">
              <text:list-item>
                <text:list text:style-name="a497">
                  <text:list-item>
                    <text:list text:style-name="a497">
                      <text:list-item>
                        <text:p text:style-name="a496" text:class-names="" text:cond-style-name=""><text:span text:style-name="a495" text:class-names="">Troisième niveau</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Quatrième niveau</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Cinquième niveau</text:span><text:span text:style-name="a502" text:class-names=""/></text:p>
                              </text:list-item>
                            </text:list>
                          </text:list-item>
                        </text:list>
                      </text:list-item>
                    </text:list>
                  </text:list-item>
                </text:list>
              </text:list-item>
            </text:list>
          </draw:text-box>
          <svg:title/>
          <svg:desc/>
        </draw:frame>
        <draw:frame draw:id="id9" presentation:style-name="a508" draw:name="Espace réservé du pied de page 5" svg:x="0in" svg:y="9.49826in" svg:width="3.25in" svg:height="0.5in" presentation:class="footer" presentation:placeholder="false">
          <draw:text-box>
            <text:p text:style-name="a507" text:class-names="" text:cond-style-name=""><text:span text:style-name="a506" text:class-names=""/></text:p>
          </draw:text-box>
          <svg:title/>
          <svg:desc/>
        </draw:frame>
        <draw:frame draw:id="id10" presentation:style-name="a512" draw:name="Espace réservé du numéro de diapositive 6" svg:x="4.24826in" svg:y="9.49826in" svg:width="3.25in" svg:height="0.5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u-avec-légende" style:page-layout-name="pageLayout1" draw:style-name="a514">
      <draw:frame draw:id="id47" presentation:style-name="a518" draw:name="Titre 1" svg:x="0.5in" svg:y="0.29861in" svg:width="3.28993in" svg:height="1.27083in" presentation:class="title" presentation:placeholder="false">
        <draw:text-box>
          <text:p text:style-name="a517" text:class-names="" text:cond-style-name=""><text:span text:style-name="a515" text:class-names="">Modifiez le style du titre</text:span><text:span text:style-name="a516" text:class-names=""/></text:p>
        </draw:text-box>
        <svg:title/>
        <svg:desc/>
      </draw:frame>
      <draw:frame draw:id="id48" presentation:style-name="a535" draw:name="Espace réservé du contenu 2" svg:x="3.90972in" svg:y="0.29861in" svg:width="5.59028in" svg:height="6.40104in" presentation:class="object" presentation:placeholder="false">
        <draw:text-box>
          <text:list text:style-name="a521">
            <text:list-item>
              <text:p text:style-name="a520" text:class-names="" text:cond-style-name=""><text:span text:style-name="a519" text:class-names="">Modifiez les styles du texte du masque</text:span></text:p>
            </text:list-item>
          </text:list>
          <text:list text:style-name="a524">
            <text:list-item>
              <text:list text:style-name="a524">
                <text:list-item>
                  <text:p text:style-name="a523" text:class-names="" text:cond-style-name=""><text:span text:style-name="a522" text:class-names="">Deuxième niveau</text:span></text:p>
                </text:list-item>
              </text:list>
            </text:list-item>
          </text:list>
          <text:list text:style-name="a527">
            <text:list-item>
              <text:list text:style-name="a527">
                <text:list-item>
                  <text:list text:style-name="a527">
                    <text:list-item>
                      <text:p text:style-name="a526" text:class-names="" text:cond-style-name=""><text:span text:style-name="a525" text:class-names="">Troisième niveau</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Quatrième niveau</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Cinquième niveau</text:span><text:span text:style-name="a532" text:class-names=""/></text:p>
                            </text:list-item>
                          </text:list>
                        </text:list-item>
                      </text:list>
                    </text:list-item>
                  </text:list>
                </text:list-item>
              </text:list>
            </text:list-item>
          </text:list>
        </draw:text-box>
        <svg:title/>
        <svg:desc/>
      </draw:frame>
      <draw:frame draw:id="id49" presentation:style-name="a539" draw:name="Espace réservé du texte 3" svg:x="0.5in" svg:y="1.56944in" svg:width="3.28993in" svg:height="5.13021in" presentation:class="outline" presentation:placeholder="false">
        <draw:text-box>
          <text:list text:style-name="a538">
            <text:list-item>
              <text:p text:style-name="a537" text:class-names="" text:cond-style-name=""><text:span text:style-name="a536" text:class-names="">Modifiez les styles du texte du masque</text:span></text:p>
            </text:list-item>
          </text:list>
        </draw:text-box>
        <svg:title/>
        <svg:desc/>
      </draw:frame>
      <draw:frame draw:id="id50" presentation:style-name="a544" draw:name="Espace réservé de la date 4" svg:x="0.5in" svg:y="6.95139in" svg:width="2.3333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Espace réservé du pied de page 5" svg:x="3.41667in" svg:y="6.95139in" svg:width="3.16667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Espace réservé du numéro de diapositive 6" svg:x="7.16667in" svg:y="6.95139in" svg:width="2.3333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Espace réservé de l'en-tête 1" svg:x="0in" svg:y="0in" svg:width="3.25in" svg:height="0.5in" presentation:class="header" presentation:placeholder="false">
          <draw:text-box>
            <text:p text:style-name="a553" text:class-names="" text:cond-style-name=""><text:span text:style-name="a552" text:class-names=""/></text:p>
          </draw:text-box>
          <svg:title/>
          <svg:desc/>
        </draw:frame>
        <draw:frame draw:id="id6" presentation:style-name="a559" draw:name="Espace réservé de la date 2" svg:x="4.24826in" svg:y="0in" svg:width="3.25in" svg:height="0.5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1.25in" svg:y="0.75in" svg:width="5in" svg:height="3.75in" presentation:class="page" draw:id="id7" presentation:style-name="a560" draw:name="Espace réservé de l'image des diapositives 3">
          <svg:title/>
          <svg:desc/>
        </draw:page-thumbnail>
        <draw:frame draw:id="id8" presentation:style-name="a576" draw:name="Espace réservé des commentaires 4" svg:x="0.75in" svg:y="4.75in" svg:width="6in" svg:height="4.5in" presentation:class="notes" presentation:placeholder="false">
          <draw:text-box>
            <text:p text:style-name="a562" text:class-names="" text:cond-style-name=""><text:span text:style-name="a561" text:class-names="">Modifiez les styles du texte du masque</text:span></text:p>
            <text:list text:style-name="a565">
              <text:list-item>
                <text:list text:style-name="a565">
                  <text:list-item>
                    <text:p text:style-name="a564" text:class-names="" text:cond-style-name=""><text:span text:style-name="a563" text:class-names="">Deuxième niveau</text:span></text:p>
                  </text:list-item>
                </text:list>
              </text:list-item>
            </text:list>
            <text:list text:style-name="a568">
              <text:list-item>
                <text:list text:style-name="a568">
                  <text:list-item>
                    <text:list text:style-name="a568">
                      <text:list-item>
                        <text:p text:style-name="a567" text:class-names="" text:cond-style-name=""><text:span text:style-name="a566" text:class-names="">Troisième niveau</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Quatrième niveau</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Cinquième niveau</text:span><text:span text:style-name="a573" text:class-names=""/></text:p>
                              </text:list-item>
                            </text:list>
                          </text:list-item>
                        </text:list>
                      </text:list-item>
                    </text:list>
                  </text:list-item>
                </text:list>
              </text:list-item>
            </text:list>
          </draw:text-box>
          <svg:title/>
          <svg:desc/>
        </draw:frame>
        <draw:frame draw:id="id9" presentation:style-name="a579" draw:name="Espace réservé du pied de page 5" svg:x="0in" svg:y="9.49826in" svg:width="3.25in" svg:height="0.5in" presentation:class="footer" presentation:placeholder="false">
          <draw:text-box>
            <text:p text:style-name="a578" text:class-names="" text:cond-style-name=""><text:span text:style-name="a577" text:class-names=""/></text:p>
          </draw:text-box>
          <svg:title/>
          <svg:desc/>
        </draw:frame>
        <draw:frame draw:id="id10" presentation:style-name="a583" draw:name="Espace réservé du numéro de diapositive 6" svg:x="4.24826in" svg:y="9.49826in" svg:width="3.25in" svg:height="0.5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Image-avec-légende" style:page-layout-name="pageLayout1" draw:style-name="a585">
      <draw:frame draw:id="id53" presentation:style-name="a589" draw:name="Titre 1" svg:x="1.96007in" svg:y="5.25in" svg:width="6in" svg:height="0.61979in" presentation:class="title" presentation:placeholder="false">
        <draw:text-box>
          <text:p text:style-name="a588" text:class-names="" text:cond-style-name=""><text:span text:style-name="a586" text:class-names="">Modifiez le style du titre</text:span><text:span text:style-name="a587" text:class-names=""/></text:p>
        </draw:text-box>
        <svg:title/>
        <svg:desc/>
      </draw:frame>
      <draw:frame draw:id="id54" presentation:style-name="a592" draw:name="Espace réservé pour une image  2" svg:x="1.96007in" svg:y="0.67014in" svg:width="6in" svg:height="4.5in" presentation:class="graphic" presentation:placeholder="false">
        <draw:text-box>
          <text:p text:style-name="a591" text:class-names="" text:cond-style-name=""><text:span text:style-name="a590" text:class-names=""/></text:p>
        </draw:text-box>
        <svg:title/>
        <svg:desc/>
      </draw:frame>
      <draw:frame draw:id="id55" presentation:style-name="a596" draw:name="Espace réservé du texte 3" svg:x="1.96007in" svg:y="5.86979in" svg:width="6in" svg:height="0.88021in" presentation:class="outline" presentation:placeholder="false">
        <draw:text-box>
          <text:list text:style-name="a595">
            <text:list-item>
              <text:p text:style-name="a594" text:class-names="" text:cond-style-name=""><text:span text:style-name="a593" text:class-names="">Modifiez les styles du texte du masque</text:span></text:p>
            </text:list-item>
          </text:list>
        </draw:text-box>
        <svg:title/>
        <svg:desc/>
      </draw:frame>
      <draw:frame draw:id="id56" presentation:style-name="a601" draw:name="Espace réservé de la date 4" svg:x="0.5in" svg:y="6.95139in" svg:width="2.3333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Espace réservé du pied de page 5" svg:x="3.41667in" svg:y="6.95139in" svg:width="3.16667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Espace réservé du numéro de diapositive 6" svg:x="7.16667in" svg:y="6.95139in" svg:width="2.3333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Espace réservé de l'en-tête 1" svg:x="0in" svg:y="0in" svg:width="3.25in" svg:height="0.5in" presentation:class="header" presentation:placeholder="false">
          <draw:text-box>
            <text:p text:style-name="a610" text:class-names="" text:cond-style-name=""><text:span text:style-name="a609" text:class-names=""/></text:p>
          </draw:text-box>
          <svg:title/>
          <svg:desc/>
        </draw:frame>
        <draw:frame draw:id="id6" presentation:style-name="a616" draw:name="Espace réservé de la date 2" svg:x="4.24826in" svg:y="0in" svg:width="3.25in" svg:height="0.5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1.25in" svg:y="0.75in" svg:width="5in" svg:height="3.75in" presentation:class="page" draw:id="id7" presentation:style-name="a617" draw:name="Espace réservé de l'image des diapositives 3">
          <svg:title/>
          <svg:desc/>
        </draw:page-thumbnail>
        <draw:frame draw:id="id8" presentation:style-name="a633" draw:name="Espace réservé des commentaires 4" svg:x="0.75in" svg:y="4.75in" svg:width="6in" svg:height="4.5in" presentation:class="notes" presentation:placeholder="false">
          <draw:text-box>
            <text:p text:style-name="a619" text:class-names="" text:cond-style-name=""><text:span text:style-name="a618" text:class-names="">Modifiez les styles du texte du masque</text:span></text:p>
            <text:list text:style-name="a622">
              <text:list-item>
                <text:list text:style-name="a622">
                  <text:list-item>
                    <text:p text:style-name="a621" text:class-names="" text:cond-style-name=""><text:span text:style-name="a620" text:class-names="">Deuxième niveau</text:span></text:p>
                  </text:list-item>
                </text:list>
              </text:list-item>
            </text:list>
            <text:list text:style-name="a625">
              <text:list-item>
                <text:list text:style-name="a625">
                  <text:list-item>
                    <text:list text:style-name="a625">
                      <text:list-item>
                        <text:p text:style-name="a624" text:class-names="" text:cond-style-name=""><text:span text:style-name="a623" text:class-names="">Troisième niveau</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Cinquième niveau</text:span><text:span text:style-name="a630" text:class-names=""/></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in" presentation:class="footer" presentation:placeholder="false">
          <draw:text-box>
            <text:p text:style-name="a635" text:class-names="" text:cond-style-name=""><text:span text:style-name="a634" text:class-names=""/></text:p>
          </draw:text-box>
          <svg:title/>
          <svg:desc/>
        </draw:frame>
        <draw:frame draw:id="id10" presentation:style-name="a640" draw:name="Espace réservé du numéro de diapositive 6" svg:x="4.24826in" svg:y="9.49826in" svg:width="3.25in" svg:height="0.5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re-et-texte-vertical" style:page-layout-name="pageLayout1" draw:style-name="a642">
      <draw:frame draw:id="id59" presentation:style-name="a646" draw:name="Titre 1" svg:x="0.5in" svg:y="0.30035in" svg:width="9in" svg:height="1.25in" presentation:class="title" presentation:placeholder="false">
        <draw:text-box>
          <text:p text:style-name="a645" text:class-names="" text:cond-style-name=""><text:span text:style-name="a643" text:class-names="">Modifiez le style du titre</text:span><text:span text:style-name="a644" text:class-names=""/></text:p>
        </draw:text-box>
        <svg:title/>
        <svg:desc/>
      </draw:frame>
      <draw:frame draw:id="id60" presentation:style-name="a663" draw:name="Espace réservé du texte vertical 2" svg:x="0.5in" svg:y="1.75in" svg:width="9in" svg:height="4.94965in" presentation:class="outline" presentation:placeholder="false">
        <draw:text-box>
          <text:list text:style-name="a649">
            <text:list-item>
              <text:p text:style-name="a648" text:class-names="" text:cond-style-name=""><text:span text:style-name="a647" text:class-names="">Modifiez les styles du texte du masque</text:span></text:p>
            </text:list-item>
          </text:list>
          <text:list text:style-name="a652">
            <text:list-item>
              <text:list text:style-name="a652">
                <text:list-item>
                  <text:p text:style-name="a651" text:class-names="" text:cond-style-name=""><text:span text:style-name="a650" text:class-names="">Deuxième niveau</text:span></text:p>
                </text:list-item>
              </text:list>
            </text:list-item>
          </text:list>
          <text:list text:style-name="a655">
            <text:list-item>
              <text:list text:style-name="a655">
                <text:list-item>
                  <text:list text:style-name="a655">
                    <text:list-item>
                      <text:p text:style-name="a654" text:class-names="" text:cond-style-name=""><text:span text:style-name="a653" text:class-names="">Troisième niveau</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Quatrième niveau</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Cinquième niveau</text:span><text:span text:style-name="a660" text:class-names=""/></text:p>
                            </text:list-item>
                          </text:list>
                        </text:list-item>
                      </text:list>
                    </text:list-item>
                  </text:list>
                </text:list-item>
              </text:list>
            </text:list-item>
          </text:list>
        </draw:text-box>
        <svg:title/>
        <svg:desc/>
      </draw:frame>
      <draw:frame draw:id="id61" presentation:style-name="a668" draw:name="Espace réservé de la date 3" svg:x="0.5in" svg:y="6.95139in" svg:width="2.3333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Espace réservé du pied de page 4" svg:x="3.41667in" svg:y="6.95139in" svg:width="3.16667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Espace réservé du numéro de diapositive 5" svg:x="7.16667in" svg:y="6.95139in" svg:width="2.3333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Espace réservé de l'en-tête 1" svg:x="0in" svg:y="0in" svg:width="3.25in" svg:height="0.5in" presentation:class="header" presentation:placeholder="false">
          <draw:text-box>
            <text:p text:style-name="a677" text:class-names="" text:cond-style-name=""><text:span text:style-name="a676" text:class-names=""/></text:p>
          </draw:text-box>
          <svg:title/>
          <svg:desc/>
        </draw:frame>
        <draw:frame draw:id="id6" presentation:style-name="a683" draw:name="Espace réservé de la date 2" svg:x="4.24826in" svg:y="0in" svg:width="3.25in" svg:height="0.5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1.25in" svg:y="0.75in" svg:width="5in" svg:height="3.75in" presentation:class="page" draw:id="id7" presentation:style-name="a684" draw:name="Espace réservé de l'image des diapositives 3">
          <svg:title/>
          <svg:desc/>
        </draw:page-thumbnail>
        <draw:frame draw:id="id8" presentation:style-name="a700" draw:name="Espace réservé des commentaires 4" svg:x="0.75in" svg:y="4.75in" svg:width="6in" svg:height="4.5in" presentation:class="notes" presentation:placeholder="false">
          <draw:text-box>
            <text:p text:style-name="a686" text:class-names="" text:cond-style-name=""><text:span text:style-name="a685" text:class-names="">Modifiez les styles du texte du masque</text:span></text:p>
            <text:list text:style-name="a689">
              <text:list-item>
                <text:list text:style-name="a689">
                  <text:list-item>
                    <text:p text:style-name="a688" text:class-names="" text:cond-style-name=""><text:span text:style-name="a687" text:class-names="">Deuxième niveau</text:span></text:p>
                  </text:list-item>
                </text:list>
              </text:list-item>
            </text:list>
            <text:list text:style-name="a692">
              <text:list-item>
                <text:list text:style-name="a692">
                  <text:list-item>
                    <text:list text:style-name="a692">
                      <text:list-item>
                        <text:p text:style-name="a691" text:class-names="" text:cond-style-name=""><text:span text:style-name="a690" text:class-names="">Troisième niveau</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Quatrième niveau</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Cinquième niveau</text:span><text:span text:style-name="a697" text:class-names=""/></text:p>
                              </text:list-item>
                            </text:list>
                          </text:list-item>
                        </text:list>
                      </text:list-item>
                    </text:list>
                  </text:list-item>
                </text:list>
              </text:list-item>
            </text:list>
          </draw:text-box>
          <svg:title/>
          <svg:desc/>
        </draw:frame>
        <draw:frame draw:id="id9" presentation:style-name="a703" draw:name="Espace réservé du pied de page 5" svg:x="0in" svg:y="9.49826in" svg:width="3.25in" svg:height="0.5in" presentation:class="footer" presentation:placeholder="false">
          <draw:text-box>
            <text:p text:style-name="a702" text:class-names="" text:cond-style-name=""><text:span text:style-name="a701" text:class-names=""/></text:p>
          </draw:text-box>
          <svg:title/>
          <svg:desc/>
        </draw:frame>
        <draw:frame draw:id="id10" presentation:style-name="a707" draw:name="Espace réservé du numéro de diapositive 6" svg:x="4.24826in" svg:y="9.49826in" svg:width="3.25in" svg:height="0.5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Titre-vertical-et-texte" style:page-layout-name="pageLayout1" draw:style-name="a709">
      <draw:frame draw:id="id64" presentation:style-name="a713" draw:name="Titre vertical 1" svg:x="7.25in" svg:y="0.30035in" svg:width="2.25in" svg:height="6.39931in" presentation:class="title" presentation:placeholder="false">
        <draw:text-box>
          <text:p text:style-name="a712" text:class-names="" text:cond-style-name=""><text:span text:style-name="a710" text:class-names="">Modifiez le style du titre</text:span><text:span text:style-name="a711" text:class-names=""/></text:p>
        </draw:text-box>
        <svg:title/>
        <svg:desc/>
      </draw:frame>
      <draw:frame draw:id="id65" presentation:style-name="a730" draw:name="Espace réservé du texte vertical 2" svg:x="0.5in" svg:y="0.30035in" svg:width="6.58333in" svg:height="6.39931in" presentation:class="outline" presentation:placeholder="false">
        <draw:text-box>
          <text:list text:style-name="a716">
            <text:list-item>
              <text:p text:style-name="a715" text:class-names="" text:cond-style-name=""><text:span text:style-name="a714" text:class-names="">Modifiez les styles du texte du masque</text:span></text:p>
            </text:list-item>
          </text:list>
          <text:list text:style-name="a719">
            <text:list-item>
              <text:list text:style-name="a719">
                <text:list-item>
                  <text:p text:style-name="a718" text:class-names="" text:cond-style-name=""><text:span text:style-name="a717" text:class-names="">Deuxième niveau</text:span></text:p>
                </text:list-item>
              </text:list>
            </text:list-item>
          </text:list>
          <text:list text:style-name="a722">
            <text:list-item>
              <text:list text:style-name="a722">
                <text:list-item>
                  <text:list text:style-name="a722">
                    <text:list-item>
                      <text:p text:style-name="a721" text:class-names="" text:cond-style-name=""><text:span text:style-name="a720" text:class-names="">Troisième niveau</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Quatrième niveau</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Cinquième niveau</text:span><text:span text:style-name="a727" text:class-names=""/></text:p>
                            </text:list-item>
                          </text:list>
                        </text:list-item>
                      </text:list>
                    </text:list-item>
                  </text:list>
                </text:list-item>
              </text:list>
            </text:list-item>
          </text:list>
        </draw:text-box>
        <svg:title/>
        <svg:desc/>
      </draw:frame>
      <draw:frame draw:id="id66" presentation:style-name="a735" draw:name="Espace réservé de la date 3" svg:x="0.5in" svg:y="6.95139in" svg:width="2.3333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Espace réservé du pied de page 4" svg:x="3.41667in" svg:y="6.95139in" svg:width="3.16667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Espace réservé du numéro de diapositive 5" svg:x="7.16667in" svg:y="6.95139in" svg:width="2.3333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Espace réservé de l'en-tête 1" svg:x="0in" svg:y="0in" svg:width="3.25in" svg:height="0.5in" presentation:class="header" presentation:placeholder="false">
          <draw:text-box>
            <text:p text:style-name="a744" text:class-names="" text:cond-style-name=""><text:span text:style-name="a743" text:class-names=""/></text:p>
          </draw:text-box>
          <svg:title/>
          <svg:desc/>
        </draw:frame>
        <draw:frame draw:id="id6" presentation:style-name="a750" draw:name="Espace réservé de la date 2" svg:x="4.24826in" svg:y="0in" svg:width="3.25in" svg:height="0.5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1.25in" svg:y="0.75in" svg:width="5in" svg:height="3.75in" presentation:class="page" draw:id="id7" presentation:style-name="a751" draw:name="Espace réservé de l'image des diapositives 3">
          <svg:title/>
          <svg:desc/>
        </draw:page-thumbnail>
        <draw:frame draw:id="id8" presentation:style-name="a767" draw:name="Espace réservé des commentaires 4" svg:x="0.75in" svg:y="4.75in" svg:width="6in" svg:height="4.5in" presentation:class="notes" presentation:placeholder="false">
          <draw:text-box>
            <text:p text:style-name="a753" text:class-names="" text:cond-style-name=""><text:span text:style-name="a752" text:class-names="">Modifiez les styles du texte du masque</text:span></text:p>
            <text:list text:style-name="a756">
              <text:list-item>
                <text:list text:style-name="a756">
                  <text:list-item>
                    <text:p text:style-name="a755" text:class-names="" text:cond-style-name=""><text:span text:style-name="a754" text:class-names="">Deuxième niveau</text:span></text:p>
                  </text:list-item>
                </text:list>
              </text:list-item>
            </text:list>
            <text:list text:style-name="a759">
              <text:list-item>
                <text:list text:style-name="a759">
                  <text:list-item>
                    <text:list text:style-name="a759">
                      <text:list-item>
                        <text:p text:style-name="a758" text:class-names="" text:cond-style-name=""><text:span text:style-name="a757" text:class-names="">Troisième niveau</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trième niveau</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Cinquième niveau</text:span><text:span text:style-name="a764" text:class-names=""/></text:p>
                              </text:list-item>
                            </text:list>
                          </text:list-item>
                        </text:list>
                      </text:list-item>
                    </text:list>
                  </text:list-item>
                </text:list>
              </text:list-item>
            </text:list>
          </draw:text-box>
          <svg:title/>
          <svg:desc/>
        </draw:frame>
        <draw:frame draw:id="id9" presentation:style-name="a770" draw:name="Espace réservé du pied de page 5" svg:x="0in" svg:y="9.49826in" svg:width="3.25in" svg:height="0.5in" presentation:class="footer" presentation:placeholder="false">
          <draw:text-box>
            <text:p text:style-name="a769" text:class-names="" text:cond-style-name=""><text:span text:style-name="a768" text:class-names=""/></text:p>
          </draw:text-box>
          <svg:title/>
          <svg:desc/>
        </draw:frame>
        <draw:frame draw:id="id10" presentation:style-name="a774" draw:name="Espace réservé du numéro de diapositive 6" svg:x="4.24826in" svg:y="9.49826in" svg:width="3.25in" svg:height="0.5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style:master-page style:name="Master1-Layout12-cust-Title-only-2" style:page-layout-name="pageLayout1" draw:style-name="a776">
      <draw:frame draw:id="id69" presentation:style-name="a779" draw:name="Google Shape;356;p21" svg:x="0.7874in" svg:y="0.64891in" svg:width="8.4252in" svg:height="0.83508in" presentation:class="title" presentation:placeholder="false">
        <draw:text-box>
          <text:p text:style-name="a778" text:class-names="" text:cond-style-name=""><text:span text:style-name="a777" text:class-names=""/></text:p>
        </draw:text-box>
        <svg:title/>
        <svg:desc/>
      </draw:frame>
      <draw:custom-shape svg:width="1.18504in" svg:height="4.75991in" draw:id="id70" draw:style-name="a782" draw:transform="translate(-0.59252in -2.37996in) rotate(1.5708) translate(7.61976in 0.56511in)" draw:name="Google Shape;357;p21">
        <svg:title/>
        <svg:desc/>
        <text:p text:style-name="a781" text:class-names="" text:cond-style-name=""><text:span text:style-name="a780" text:class-names=""/></text:p>
        <draw:enhanced-geometry xmlns:dr3d="urn:oasis:names:tc:opendocument:xmlns:dr3d:1.0" draw:type="non-primitive" svg:viewBox="0 0 44307 107349" draw:enhanced-path="M 44306 1 C 39711 1645 26746 7946 28534 26303 30703 48556 20814 57820 10285 64280 0 70594 11526 107348 42119 107348 42838 107348 43567 107328 44306 107287 L 4430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307"/>
          <draw:equation draw:name="f7" draw:formula="?f4 / 107349"/>
          <draw:equation draw:name="f8" draw:formula="?f0 / ?f6"/>
          <draw:equation draw:name="f9" draw:formula="?f1 / ?f6"/>
          <draw:equation draw:name="f10" draw:formula="?f2 / ?f7"/>
          <draw:equation draw:name="f11" draw:formula="?f3 / ?f7"/>
        </draw:enhanced-geometry>
      </draw:custom-shape>
      <draw:custom-shape svg:width="1.05455in" svg:height="5.50018in" draw:id="id71" draw:style-name="a785" draw:transform="translate(-0.52727in -2.75009in) rotate(1.5708) translate(2.76488in 6.99737in)" draw:name="Google Shape;358;p21">
        <svg:title/>
        <svg:desc/>
        <text:p text:style-name="a784" text:class-names="" text:cond-style-name=""><text:span text:style-name="a783" text:class-names=""/></text:p>
        <draw:enhanced-geometry xmlns:dr3d="urn:oasis:names:tc:opendocument:xmlns:dr3d:1.0" draw:type="non-primitive" svg:viewBox="0 0 44152 118666" draw:enhanced-path="M 1 1 L 1 118665 C 10885 117299 30895 113062 22469 100737 11113 84125 14558 57501 31157 39693 44151 25753 35496 7341 31122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52"/>
          <draw:equation draw:name="f7" draw:formula="?f4 / 118666"/>
          <draw:equation draw:name="f8" draw:formula="?f0 / ?f6"/>
          <draw:equation draw:name="f9" draw:formula="?f1 / ?f6"/>
          <draw:equation draw:name="f10" draw:formula="?f2 / ?f7"/>
          <draw:equation draw:name="f11" draw:formula="?f3 / ?f7"/>
        </draw:enhanced-geometry>
      </draw:custom-shape>
      <draw:g draw:name="Google Shape;359;p21" draw:id="id72">
        <svg:title/>
        <svg:desc/>
        <draw:custom-shape svg:x="9.07499in" svg:y="6.04156in" svg:width="0.19846in" svg:height="0.20448in" draw:id="id77" draw:style-name="a800" draw:name="Google Shape;360;p21">
          <svg:title/>
          <svg:desc/>
          <text:p text:style-name="a799" text:class-names="" text:cond-style-name=""><text:span text:style-name="a798" text:class-names=""/></text:p>
          <draw:enhanced-geometry xmlns:dr3d="urn:oasis:names:tc:opendocument:xmlns:dr3d:1.0" draw:type="non-primitive" svg:viewBox="0 0 5805 4486" draw:enhanced-path="M 1810 0 C 1740 0 1670 5 1602 15 635 182 1 1149 268 2083 501 3051 1502 3751 2336 4118 3194 4461 5130 4486 5665 4486 5755 4486 5805 4485 5805 4485 5805 4485 5271 2884 5238 2784 4731 1738 3140 0 181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05"/>
            <draw:equation draw:name="f7" draw:formula="?f4 / 4486"/>
            <draw:equation draw:name="f8" draw:formula="?f0 / ?f6"/>
            <draw:equation draw:name="f9" draw:formula="?f1 / ?f6"/>
            <draw:equation draw:name="f10" draw:formula="?f2 / ?f7"/>
            <draw:equation draw:name="f11" draw:formula="?f3 / ?f7"/>
          </draw:enhanced-geometry>
        </draw:custom-shape>
        <draw:custom-shape svg:x="9.08299in" svg:y="5.7146in" svg:width="1.22253in" svg:height="1.8725in" draw:id="id78" draw:style-name="a803" draw:name="Google Shape;361;p21">
          <svg:title/>
          <svg:desc/>
          <text:p text:style-name="a802" text:class-names="" text:cond-style-name=""><text:span text:style-name="a801" text:class-names=""/></text:p>
          <draw:enhanced-geometry xmlns:dr3d="urn:oasis:names:tc:opendocument:xmlns:dr3d:1.0" draw:type="non-primitive" svg:viewBox="0 0 35760 41079" draw:enhanced-path="M 34019 2845 C 32680 2845 31106 4659 30622 5787 30589 5887 30055 7488 30088 7488 L 30188 7488 C 30689 7488 32657 7388 33524 6988 34425 6588 35359 5854 35559 4886 35759 3919 35125 2985 34158 2852 34112 2847 34066 2845 34019 2845 Z M 30188 7488 C 29955 7788 29655 8122 29355 8522 29342 8540 29329 8557 29316 8574 L 29316 8574 C 29340 8546 29364 8517 29388 8489 29655 8122 29955 7788 30222 7488 Z M 7538 0 C 7305 0 7067 48 6838 150 5571 817 5271 3319 5471 4553 5471 4652 5961 6255 6003 6255 6004 6255 6004 6254 6005 6254 L 6005 6254 C 5971 6654 5904 7088 5871 7555 5771 8389 5704 9356 5671 10424 5638 11558 5671 12692 5738 13859 5871 15127 6071 16395 6405 17629 L 6405 17662 C 6171 17329 5538 16395 5471 16328 4775 15521 3173 14458 1925 14458 1678 14458 1444 14500 1234 14593 334 14994 0 16094 501 16928 901 17829 2035 18263 2969 18396 3067 18409 3176 18414 3293 18414 4403 18414 6221 17893 6371 17862 6738 19097 7172 20331 7706 21532 8006 22232 8340 22899 8673 23600 8473 23300 8273 23066 8239 23033 7544 22225 5965 21163 4705 21163 4456 21163 4218 21204 4003 21298 3136 21698 2802 22799 3269 23633 3770 24500 4904 24934 5804 25068 5912 25083 6033 25090 6163 25090 7159 25090 8698 24681 9140 24534 9274 24801 9374 25068 9507 25334 10141 26602 10808 27836 11375 29104 11609 29537 11775 29971 11975 30405 L 11609 29904 C 10910 29122 9324 28036 8062 28036 7817 28036 7584 28077 7372 28170 6505 28603 6171 29671 6638 30505 7139 31372 8273 31806 9173 31939 9288 31955 9413 31963 9547 31963 10507 31963 11882 31585 12409 31439 12576 31906 12776 32373 12909 32806 13010 33140 13143 33407 13210 33740 13310 34041 13410 34374 13477 34674 13610 35275 13777 35875 13910 36476 13977 36876 14077 37276 14144 37643 13944 37210 13543 36376 13477 36309 12874 35344 11262 33889 9973 33889 9836 33889 9702 33905 9574 33941 8606 34207 8139 35241 8473 36142 8840 37076 9874 37677 10775 37943 11115 38049 11610 38085 12118 38085 13053 38085 14038 37965 14210 37943 14344 38577 14444 39211 14544 39811 14644 40245 14711 40679 14777 41079 L 15645 41079 C 15545 40645 15478 40145 15378 39678 15244 39011 15078 38310 14911 37576 15578 37310 16212 37009 16846 36676 17546 37443 19381 38344 19614 38477 19381 39078 19114 39678 18880 40245 18747 40545 18614 40812 18513 41079 L 19414 41079 19648 40545 C 19914 39911 20148 39244 20415 38544 20626 38597 22027 38879 23099 38879 23382 38879 23642 38859 23851 38811 24751 38611 25852 38110 26252 37210 26686 36309 26252 35241 25318 34908 25161 34855 24992 34831 24817 34831 23543 34831 21894 36101 21249 37009 21215 37043 20815 37743 20548 38210 20648 37910 20782 37643 20882 37376 21082 36776 21282 36209 21482 35575 21582 35275 21682 34975 21749 34641 21849 34341 21916 34007 22016 33674 22183 32940 22350 32139 22450 31372 22957 31531 24609 32111 25573 32111 25624 32111 25672 32109 25719 32106 26653 32039 27787 31706 28320 30872 28888 30038 28621 28937 27787 28470 27534 28344 27245 28289 26937 28289 25694 28289 24138 29176 23417 29871 23384 29938 22817 30638 22516 31038 22583 30571 22650 30104 22716 29604 22883 28236 23017 26835 23117 25434 23183 25001 23217 24567 23250 24134 23439 24196 25341 24909 26399 24909 26465 24909 26527 24907 26586 24901 27520 24834 28687 24500 29221 23666 29788 22866 29521 21732 28687 21265 28436 21139 28147 21084 27839 21084 26597 21084 25039 21977 24318 22699 24251 22766 23450 23767 23250 24033 23350 23099 23450 22165 23617 21231 23784 19997 24051 18763 24418 17529 24482 17561 26551 18333 27659 18333 27703 18333 27746 18332 27787 18329 28687 18263 29855 17896 30422 17062 30956 16261 30689 15160 29855 14693 29598 14558 29302 14500 28987 14500 27748 14500 26203 15403 25485 16094 25418 16161 24551 17262 24418 17462 24418 17395 24451 17329 24484 17262 24851 16061 25352 14894 25919 13759 26252 13159 26586 12559 26919 12025 27353 12225 29154 13092 30122 13126 30188 13128 30254 13129 30322 13129 31246 13129 32298 12907 32857 12192 33491 11458 33357 10324 32590 9757 32282 9554 31891 9470 31464 9470 30271 9470 28799 10126 28087 10691 28054 10724 27553 11224 27186 11591 27353 11324 27520 11091 27687 10857 28239 9980 28823 9229 29316 8574 L 29316 8574 C 28770 9219 28195 9928 27620 10791 26953 11725 26352 12692 25819 13693 25185 14827 24651 15994 24251 17195 24251 17195 24251 17229 24251 17229 24251 16828 24251 15694 24218 15594 24051 14360 23017 12058 21649 11825 21569 11814 21491 11808 21413 11808 20544 11808 19809 12471 19748 13359 19681 14360 20381 15327 21082 15961 21849 16661 24051 17329 24218 17395 23817 18630 23517 19897 23284 21198 23150 21932 23050 22699 22950 23433 L 22950 22732 C 22783 21498 21749 19197 20381 18963 20289 18947 20196 18939 20105 18939 19249 18939 18510 19623 18480 20498 18380 21498 19114 22466 19814 23099 20482 23700 22350 24334 22850 24500 22817 24767 22783 25068 22750 25368 22583 26769 22416 28170 22216 29537 22149 30004 22049 30505 21983 30972 L 21983 30338 C 21816 29104 20782 26802 19381 26569 19301 26558 19222 26552 19144 26552 18276 26552 17541 27215 17479 28103 17413 29104 18113 30071 18814 30705 19514 31305 21182 31872 21782 32073 21682 32540 21582 33040 21449 33507 21349 33807 21315 34107 21182 34441 21082 34741 20982 35041 20915 35342 20682 35942 20482 36509 20248 37076 20115 37476 19948 37843 19814 38210 19881 37743 20015 36776 20015 36709 19981 35608 19714 34541 19147 33574 19147 33474 19147 33340 19114 33207 18999 32375 18293 31790 17505 31790 17375 31790 17244 31806 17112 31839 15745 32173 14911 34541 14844 35809 14844 35875 14878 36676 14911 37176 14844 36876 14777 36609 14711 36309 14577 35708 14411 35108 14244 34474 14144 34174 14077 33874 13977 33540 13877 33240 13743 32940 13643 32606 13376 31872 13076 31139 12743 30438 13243 30305 15111 29838 15845 29271 16579 28670 17379 27769 17346 26769 17378 25839 16609 25064 15691 25064 15653 25064 15616 25065 15578 25068 14177 25234 12976 27436 12743 28670 12743 28737 12643 29637 12609 30138 12409 29738 12176 29271 11975 28837 11375 27603 10708 26335 10041 25101 9841 24701 9607 24334 9440 23933 9607 23900 11842 23366 12676 22732 13410 22165 14177 21231 14177 20231 14209 19318 13469 18554 12545 18554 12489 18554 12433 18557 12376 18563 11008 18696 9807 20931 9540 22132 9540 22232 9407 23533 9407 23867 8973 23033 8540 22199 8139 21331 7606 20164 7172 18996 6772 17796 6872 17796 9173 17262 10007 16595 10775 16028 11542 15094 11542 14093 11542 13163 10803 12388 9857 12388 9818 12388 9780 12389 9741 12392 8373 12559 7172 14760 6905 15994 6872 16094 6772 17462 6772 17729 6738 17662 6705 17595 6672 17529 6338 16295 6105 15060 5971 13793 5904 13126 5871 12458 5838 11791 6271 11725 8273 11458 9107 10957 9941 10457 10775 9623 10908 8656 11008 7688 10274 6821 9307 6788 7906 6788 6472 8856 6071 10023 6071 10090 5938 10791 5838 11291 L 5838 10424 C 5838 9356 5904 8389 5971 7522 6005 7055 6038 6621 6105 6187 6505 5920 8106 4786 8606 3952 9073 3152 9474 2018 9107 1084 8858 412 8220 0 75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60"/>
            <draw:equation draw:name="f7" draw:formula="?f4 / 41079"/>
            <draw:equation draw:name="f8" draw:formula="?f0 / ?f6"/>
            <draw:equation draw:name="f9" draw:formula="?f1 / ?f6"/>
            <draw:equation draw:name="f10" draw:formula="?f2 / ?f7"/>
            <draw:equation draw:name="f11" draw:formula="?f3 / ?f7"/>
          </draw:enhanced-geometry>
        </draw:custom-shape>
        <draw:custom-shape svg:x="9.8801in" svg:y="5.96877in" svg:width="0.14489in" svg:height="0.28334in" draw:id="id79" draw:style-name="a806" draw:name="Google Shape;362;p21">
          <svg:title/>
          <svg:desc/>
          <text:p text:style-name="a805" text:class-names="" text:cond-style-name=""><text:span text:style-name="a804" text:class-names=""/></text:p>
          <draw:enhanced-geometry xmlns:dr3d="urn:oasis:names:tc:opendocument:xmlns:dr3d:1.0" draw:type="non-primitive" svg:viewBox="0 0 4238 6216" draw:enhanced-path="M 1897 0 C 1207 0 561 439 334 1145 1 2079 435 3213 935 3980 1535 4914 3603 6215 3603 6215 3637 6215 4037 4581 4070 4481 4237 3213 3837 745 2569 144 2349 46 2121 0 189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8"/>
            <draw:equation draw:name="f7" draw:formula="?f4 / 6216"/>
            <draw:equation draw:name="f8" draw:formula="?f0 / ?f6"/>
            <draw:equation draw:name="f9" draw:formula="?f1 / ?f6"/>
            <draw:equation draw:name="f10" draw:formula="?f2 / ?f7"/>
            <draw:equation draw:name="f11" draw:formula="?f3 / ?f7"/>
          </draw:enhanced-geometry>
        </draw:custom-shape>
      </draw:g>
      <draw:custom-shape svg:width="1.2225in" svg:height="1.87245in" draw:id="id73" draw:style-name="a788" draw:transform="translate(-0.61125in -0.93623in) rotate(-2.87982) translate(0.73051in 0.78667in)" draw:name="Google Shape;363;p21">
        <svg:title/>
        <svg:desc/>
        <text:p text:style-name="a787" text:class-names="" text:cond-style-name=""><text:span text:style-name="a786" text:class-names=""/></text:p>
        <draw:enhanced-geometry xmlns:dr3d="urn:oasis:names:tc:opendocument:xmlns:dr3d:1.0" draw:type="non-primitive" svg:viewBox="0 0 35760 41079" draw:enhanced-path="M 34019 2845 C 32680 2845 31106 4659 30622 5787 30589 5887 30055 7488 30088 7488 L 30188 7488 C 30689 7488 32657 7388 33524 6988 34425 6588 35359 5854 35559 4886 35759 3919 35125 2985 34158 2852 34112 2847 34066 2845 34019 2845 Z M 30188 7488 C 29955 7788 29655 8122 29355 8522 29342 8540 29329 8557 29316 8574 L 29316 8574 C 29340 8546 29364 8517 29388 8489 29655 8122 29955 7788 30222 7488 Z M 7538 0 C 7305 0 7067 48 6838 150 5571 817 5271 3319 5471 4553 5471 4652 5961 6255 6003 6255 6004 6255 6004 6254 6005 6254 L 6005 6254 C 5971 6654 5904 7088 5871 7555 5771 8389 5704 9356 5671 10424 5638 11558 5671 12692 5738 13859 5871 15127 6071 16395 6405 17629 L 6405 17662 C 6171 17329 5538 16395 5471 16328 4775 15521 3173 14458 1925 14458 1678 14458 1444 14500 1234 14593 334 14994 0 16094 501 16928 901 17829 2035 18263 2969 18396 3067 18409 3176 18414 3293 18414 4403 18414 6221 17893 6371 17862 6738 19097 7172 20331 7706 21532 8006 22232 8340 22899 8673 23600 8473 23300 8273 23066 8239 23033 7544 22225 5965 21163 4705 21163 4456 21163 4218 21204 4003 21298 3136 21698 2802 22799 3269 23633 3770 24500 4904 24934 5804 25068 5912 25083 6033 25090 6163 25090 7159 25090 8698 24681 9140 24534 9274 24801 9374 25068 9507 25334 10141 26602 10808 27836 11375 29104 11609 29537 11775 29971 11975 30405 L 11609 29904 C 10910 29122 9324 28036 8062 28036 7817 28036 7584 28077 7372 28170 6505 28603 6171 29671 6638 30505 7139 31372 8273 31806 9173 31939 9288 31955 9413 31963 9547 31963 10507 31963 11882 31585 12409 31439 12576 31906 12776 32373 12909 32806 13010 33140 13143 33407 13210 33740 13310 34041 13410 34374 13477 34674 13610 35275 13777 35875 13910 36476 13977 36876 14077 37276 14144 37643 13944 37210 13543 36376 13477 36309 12874 35344 11262 33889 9973 33889 9836 33889 9702 33905 9574 33941 8606 34207 8139 35241 8473 36142 8840 37076 9874 37677 10775 37943 11115 38049 11610 38085 12118 38085 13053 38085 14038 37965 14210 37943 14344 38577 14444 39211 14544 39811 14644 40245 14711 40679 14777 41079 L 15645 41079 C 15545 40645 15478 40145 15378 39678 15244 39011 15078 38310 14911 37576 15578 37310 16212 37009 16846 36676 17546 37443 19381 38344 19614 38477 19381 39078 19114 39678 18880 40245 18747 40545 18614 40812 18513 41079 L 19414 41079 19648 40545 C 19914 39911 20148 39244 20415 38544 20626 38597 22027 38879 23099 38879 23382 38879 23642 38859 23851 38811 24751 38611 25852 38110 26252 37210 26686 36309 26252 35241 25318 34908 25161 34855 24992 34831 24817 34831 23543 34831 21894 36101 21249 37009 21215 37043 20815 37743 20548 38210 20648 37910 20782 37643 20882 37376 21082 36776 21282 36209 21482 35575 21582 35275 21682 34975 21749 34641 21849 34341 21916 34007 22016 33674 22183 32940 22350 32139 22450 31372 22957 31531 24609 32111 25573 32111 25624 32111 25672 32109 25719 32106 26653 32039 27787 31706 28320 30872 28888 30038 28621 28937 27787 28470 27534 28344 27245 28289 26937 28289 25694 28289 24138 29176 23417 29871 23384 29938 22817 30638 22516 31038 22583 30571 22650 30104 22716 29604 22883 28236 23017 26835 23117 25434 23183 25001 23217 24567 23250 24134 23439 24196 25341 24909 26399 24909 26465 24909 26527 24907 26586 24901 27520 24834 28687 24500 29221 23666 29788 22866 29521 21732 28687 21265 28436 21139 28147 21084 27839 21084 26597 21084 25039 21977 24318 22699 24251 22766 23450 23767 23250 24033 23350 23099 23450 22165 23617 21231 23784 19997 24051 18763 24418 17529 24482 17561 26551 18333 27659 18333 27703 18333 27746 18332 27787 18329 28687 18263 29855 17896 30422 17062 30956 16261 30689 15160 29855 14693 29598 14558 29302 14500 28987 14500 27748 14500 26203 15403 25485 16094 25418 16161 24551 17262 24418 17462 24418 17395 24451 17329 24484 17262 24851 16061 25352 14894 25919 13759 26252 13159 26586 12559 26919 12025 27353 12225 29154 13092 30122 13126 30188 13128 30254 13129 30322 13129 31246 13129 32298 12907 32857 12192 33491 11458 33357 10324 32590 9757 32282 9554 31891 9470 31464 9470 30271 9470 28799 10126 28087 10691 28054 10724 27553 11224 27186 11591 27353 11324 27520 11091 27687 10857 28239 9980 28823 9229 29316 8574 L 29316 8574 C 28770 9219 28195 9928 27620 10791 26953 11725 26352 12692 25819 13693 25185 14827 24651 15994 24251 17195 24251 17195 24251 17229 24251 17229 24251 16828 24251 15694 24218 15594 24051 14360 23017 12058 21649 11825 21569 11814 21491 11808 21413 11808 20544 11808 19809 12471 19748 13359 19681 14360 20381 15327 21082 15961 21849 16661 24051 17329 24218 17395 23817 18630 23517 19897 23284 21198 23150 21932 23050 22699 22950 23433 L 22950 22732 C 22783 21498 21749 19197 20381 18963 20289 18947 20196 18939 20105 18939 19249 18939 18510 19623 18480 20498 18380 21498 19114 22466 19814 23099 20482 23700 22350 24334 22850 24500 22817 24767 22783 25068 22750 25368 22583 26769 22416 28170 22216 29537 22149 30004 22049 30505 21983 30972 L 21983 30338 C 21816 29104 20782 26802 19381 26569 19301 26558 19222 26552 19144 26552 18276 26552 17541 27215 17479 28103 17413 29104 18113 30071 18814 30705 19514 31305 21182 31872 21782 32073 21682 32540 21582 33040 21449 33507 21349 33807 21315 34107 21182 34441 21082 34741 20982 35041 20915 35342 20682 35942 20482 36509 20248 37076 20115 37476 19948 37843 19814 38210 19881 37743 20015 36776 20015 36709 19981 35608 19714 34541 19147 33574 19147 33474 19147 33340 19114 33207 18999 32375 18293 31790 17505 31790 17375 31790 17244 31806 17112 31839 15745 32173 14911 34541 14844 35809 14844 35875 14878 36676 14911 37176 14844 36876 14777 36609 14711 36309 14577 35708 14411 35108 14244 34474 14144 34174 14077 33874 13977 33540 13877 33240 13743 32940 13643 32606 13376 31872 13076 31139 12743 30438 13243 30305 15111 29838 15845 29271 16579 28670 17379 27769 17346 26769 17378 25839 16609 25064 15691 25064 15653 25064 15616 25065 15578 25068 14177 25234 12976 27436 12743 28670 12743 28737 12643 29637 12609 30138 12409 29738 12176 29271 11975 28837 11375 27603 10708 26335 10041 25101 9841 24701 9607 24334 9440 23933 9607 23900 11842 23366 12676 22732 13410 22165 14177 21231 14177 20231 14209 19318 13469 18554 12545 18554 12489 18554 12433 18557 12376 18563 11008 18696 9807 20931 9540 22132 9540 22232 9407 23533 9407 23867 8973 23033 8540 22199 8139 21331 7606 20164 7172 18996 6772 17796 6872 17796 9173 17262 10007 16595 10775 16028 11542 15094 11542 14093 11542 13163 10803 12388 9857 12388 9818 12388 9780 12389 9741 12392 8373 12559 7172 14760 6905 15994 6872 16094 6772 17462 6772 17729 6738 17662 6705 17595 6672 17529 6338 16295 6105 15060 5971 13793 5904 13126 5871 12458 5838 11791 6271 11725 8273 11458 9107 10957 9941 10457 10775 9623 10908 8656 11008 7688 10274 6821 9307 6788 7906 6788 6472 8856 6071 10023 6071 10090 5938 10791 5838 11291 L 5838 10424 C 5838 9356 5904 8389 5971 7522 6005 7055 6038 6621 6105 6187 6505 5920 8106 4786 8606 3952 9073 3152 9474 2018 9107 1084 8858 412 8220 0 75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60"/>
          <draw:equation draw:name="f7" draw:formula="?f4 / 41079"/>
          <draw:equation draw:name="f8" draw:formula="?f0 / ?f6"/>
          <draw:equation draw:name="f9" draw:formula="?f1 / ?f6"/>
          <draw:equation draw:name="f10" draw:formula="?f2 / ?f7"/>
          <draw:equation draw:name="f11" draw:formula="?f3 / ?f7"/>
        </draw:enhanced-geometry>
      </draw:custom-shape>
      <draw:custom-shape svg:x="9.5178in" svg:y="1.06979in" svg:width="0.74059in" svg:height="0.99453in" draw:id="id74" draw:style-name="a791" draw:name="Google Shape;364;p21">
        <svg:title/>
        <svg:desc/>
        <text:p text:style-name="a790" text:class-names="" text:cond-style-name=""><text:span text:style-name="a789" text:class-names=""/></text:p>
        <draw:enhanced-geometry xmlns:dr3d="urn:oasis:names:tc:opendocument:xmlns:dr3d:1.0" draw:type="non-primitive" svg:viewBox="0 0 32624 32858" draw:enhanced-path="M 16362 8432 C 18321 8432 20320 9157 21949 10775 26953 15812 23417 24385 16312 24385 11909 24385 8339 20815 8339 16412 8339 11605 12264 8432 16362 8432 Z M 14510 0 L 14244 2602 C 12843 2802 11475 3236 10174 3836 L 8406 1868 5204 4170 6505 6438 C 5471 7439 4603 8573 3936 9841 L 1334 9274 134 13043 2502 14110 C 2368 14878 2302 15645 2302 16412 2302 17046 2368 17713 2469 18347 L 0 19448 1234 23184 3803 22650 C 4437 23918 5271 25085 6238 26119 L 4937 28454 8106 30789 9874 28854 C 11141 29488 12476 29955 13910 30189 L 14177 32857 18113 32857 18413 30255 C 19814 30055 21182 29622 22449 29021 L 24251 30989 27453 28654 26152 26386 C 27153 25385 28020 24251 28687 22983 L 31289 23551 32523 19781 30122 18747 C 30255 17980 30322 17179 30322 16412 30322 15778 30255 15111 30155 14477 L 32623 13377 31389 9641 28821 10174 C 28187 8907 27353 7739 26386 6705 L 27720 4404 24518 2069 22783 4003 C 21515 3336 20148 2869 18747 2636 L 1844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624"/>
          <draw:equation draw:name="f7" draw:formula="?f4 / 32858"/>
          <draw:equation draw:name="f8" draw:formula="?f0 / ?f6"/>
          <draw:equation draw:name="f9" draw:formula="?f1 / ?f6"/>
          <draw:equation draw:name="f10" draw:formula="?f2 / ?f7"/>
          <draw:equation draw:name="f11" draw:formula="?f3 / ?f7"/>
        </draw:enhanced-geometry>
      </draw:custom-shape>
      <draw:custom-shape svg:x="-0.22134in" svg:y="4.41288in" svg:width="0.74719in" svg:height="0.99539in" draw:id="id75" draw:style-name="a794" draw:name="Google Shape;365;p21">
        <svg:title/>
        <svg:desc/>
        <text:p text:style-name="a793" text:class-names="" text:cond-style-name=""><text:span text:style-name="a792" text:class-names=""/></text:p>
        <draw:enhanced-geometry xmlns:dr3d="urn:oasis:names:tc:opendocument:xmlns:dr3d:1.0" draw:type="non-primitive" svg:viewBox="0 0 38228 38195" draw:enhanced-path="M 19114 6805 C 25919 6805 31423 12309 31423 19114 31423 24084 28420 28587 23817 30489 22289 31120 20683 31427 19092 31427 15891 31427 12747 30182 10408 27820 2635 20081 8139 6805 19114 6805 Z M 17212 0 L 16712 2202 C 15378 2368 14110 2735 12843 3202 L 11308 1534 7906 3503 8573 5671 C 7539 6471 6571 7405 5738 8473 L 3569 7806 1635 11175 3269 12709 C 2769 13943 2402 15244 2235 16579 L 0 17079 0 20982 2202 21482 C 2402 22816 2735 24117 3202 25352 L 1535 26886 3503 30288 5671 29621 C 6471 30689 7439 31623 8473 32457 L 7806 34625 11208 36593 12743 34925 C 13977 35425 15244 35759 16579 35959 L 17079 38194 20982 38194 21482 35992 C 22816 35792 24117 35459 25352 34958 L 26886 36626 30288 34658 29655 32523 C 30689 31689 31656 30755 32457 29721 L 34625 30388 36593 26986 34958 25452 C 35459 24217 35826 22916 35992 21616 L 38227 21149 38227 17212 36026 16712 C 35826 15411 35492 14110 34992 12876 L 36660 11341 34692 7906 32557 8573 C 31723 7539 30789 6571 29755 5737 L 30422 3569 27019 1635 25485 3269 C 24251 2769 22950 2402 21649 2202 L 211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228"/>
          <draw:equation draw:name="f7" draw:formula="?f4 / 38195"/>
          <draw:equation draw:name="f8" draw:formula="?f0 / ?f6"/>
          <draw:equation draw:name="f9" draw:formula="?f1 / ?f6"/>
          <draw:equation draw:name="f10" draw:formula="?f2 / ?f7"/>
          <draw:equation draw:name="f11" draw:formula="?f3 / ?f7"/>
        </draw:enhanced-geometry>
      </draw:custom-shape>
      <draw:custom-shape svg:x="9.21247in" svg:y="3.75944in" svg:width="0.47102in" svg:height="0.63308in" draw:id="id76" draw:style-name="a797" draw:name="Google Shape;366;p21">
        <svg:title/>
        <svg:desc/>
        <text:p text:style-name="a796" text:class-names="" text:cond-style-name=""><text:span text:style-name="a795" text:class-names=""/></text:p>
        <draw:enhanced-geometry xmlns:dr3d="urn:oasis:names:tc:opendocument:xmlns:dr3d:1.0" draw:type="non-primitive" svg:viewBox="0 0 20749 20916" draw:enhanced-path="M 10422 5340 C 11670 5340 12942 5803 13977 6839 17180 10041 14911 15511 10375 15511 7573 15511 5304 13243 5304 10441 5304 7371 7810 5340 10422 5340 Z M 9241 0 L 9074 1668 C 8173 1802 7306 2068 6472 2469 L 5338 1235 3303 2702 4137 4137 C 3503 4770 2936 5504 2536 6305 L 868 5971 67 8306 1602 8973 C 1502 9474 1468 9941 1468 10441 1468 10875 1502 11275 1568 11709 L 1 12376 801 14778 2436 14444 C 2836 15245 3370 15978 4003 16646 L 3170 18113 5204 19581 6305 18347 C 7106 18747 7973 19047 8874 19214 L 9040 20915 11542 20915 11709 19247 C 12610 19081 13477 18814 14311 18413 L 15445 19681 17480 18213 16646 16746 C 17280 16112 17847 15378 18247 14611 L 19915 14944 20715 12543 19181 11875 C 19248 11408 19281 10908 19281 10441 19281 10007 19248 9607 19214 9174 L 20749 8506 19982 6105 18347 6438 C 17947 5638 17413 4904 16779 4237 L 17613 2769 15578 1301 14478 2535 C 13677 2135 12810 1835 11909 1668 L 1174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49"/>
          <draw:equation draw:name="f7" draw:formula="?f4 / 20916"/>
          <draw:equation draw:name="f8" draw:formula="?f0 / ?f6"/>
          <draw:equation draw:name="f9" draw:formula="?f1 / ?f6"/>
          <draw:equation draw:name="f10" draw:formula="?f2 / ?f7"/>
          <draw:equation draw:name="f11" draw:formula="?f3 / ?f7"/>
        </draw:enhanced-geometry>
      </draw:custom-shape>
      <presentation:notes style:page-layout-name="pageLayout2" draw:style-name="a839">
        <draw:frame draw:id="id5" presentation:style-name="a809" draw:name="Espace réservé de l'en-tête 1" svg:x="0in" svg:y="0in" svg:width="3.25in" svg:height="0.5in" presentation:class="header" presentation:placeholder="false">
          <draw:text-box>
            <text:p text:style-name="a808" text:class-names="" text:cond-style-name=""><text:span text:style-name="a807" text:class-names=""/></text:p>
          </draw:text-box>
          <svg:title/>
          <svg:desc/>
        </draw:frame>
        <draw:frame draw:id="id6" presentation:style-name="a814" draw:name="Espace réservé de la date 2" svg:x="4.24826in" svg:y="0in" svg:width="3.25in" svg:height="0.5in" presentation:class="date-time" presentation:placeholder="false">
          <draw:text-box>
            <text:p text:style-name="a813" text:class-names="" text:cond-style-name=""><text:span text:style-name="a810" text:class-names=""><text:date text:fixed="false" style:data-style-name="a811"/></text:span><text:span text:style-name="a812" text:class-names=""/></text:p>
          </draw:text-box>
          <svg:title/>
          <svg:desc/>
        </draw:frame>
        <draw:page-thumbnail svg:x="1.25in" svg:y="0.75in" svg:width="5in" svg:height="3.75in" presentation:class="page" draw:id="id7" presentation:style-name="a815" draw:name="Espace réservé de l'image des diapositives 3">
          <svg:title/>
          <svg:desc/>
        </draw:page-thumbnail>
        <draw:frame draw:id="id8" presentation:style-name="a831" draw:name="Espace réservé des commentaires 4" svg:x="0.75in" svg:y="4.75in" svg:width="6in" svg:height="4.5in" presentation:class="notes" presentation:placeholder="false">
          <draw:text-box>
            <text:p text:style-name="a817" text:class-names="" text:cond-style-name=""><text:span text:style-name="a816" text:class-names="">Modifiez les styles du texte du masque</text:span></text:p>
            <text:list text:style-name="a820">
              <text:list-item>
                <text:list text:style-name="a820">
                  <text:list-item>
                    <text:p text:style-name="a819" text:class-names="" text:cond-style-name=""><text:span text:style-name="a818" text:class-names="">Deuxième niveau</text:span></text:p>
                  </text:list-item>
                </text:list>
              </text:list-item>
            </text:list>
            <text:list text:style-name="a823">
              <text:list-item>
                <text:list text:style-name="a823">
                  <text:list-item>
                    <text:list text:style-name="a823">
                      <text:list-item>
                        <text:p text:style-name="a822" text:class-names="" text:cond-style-name=""><text:span text:style-name="a821" text:class-names="">Troisième niveau</text:span></text:p>
                      </text:list-item>
                    </text:list>
                  </text:list-item>
                </text:list>
              </text:list-item>
            </text:list>
            <text:list text:style-name="a826">
              <text:list-item>
                <text:list text:style-name="a826">
                  <text:list-item>
                    <text:list text:style-name="a826">
                      <text:list-item>
                        <text:list text:style-name="a826">
                          <text:list-item>
                            <text:p text:style-name="a825" text:class-names="" text:cond-style-name=""><text:span text:style-name="a824" text:class-names="">Quatrième niveau</text:span></text:p>
                          </text:list-item>
                        </text:list>
                      </text:list-item>
                    </text:list>
                  </text:list-item>
                </text:list>
              </text:list-item>
            </text:list>
            <text:list text:style-name="a830">
              <text:list-item>
                <text:list text:style-name="a830">
                  <text:list-item>
                    <text:list text:style-name="a830">
                      <text:list-item>
                        <text:list text:style-name="a830">
                          <text:list-item>
                            <text:list text:style-name="a830">
                              <text:list-item>
                                <text:p text:style-name="a829" text:class-names="" text:cond-style-name=""><text:span text:style-name="a827" text:class-names="">Cinquième niveau</text:span><text:span text:style-name="a828" text:class-names=""/></text:p>
                              </text:list-item>
                            </text:list>
                          </text:list-item>
                        </text:list>
                      </text:list-item>
                    </text:list>
                  </text:list-item>
                </text:list>
              </text:list-item>
            </text:list>
          </draw:text-box>
          <svg:title/>
          <svg:desc/>
        </draw:frame>
        <draw:frame draw:id="id9" presentation:style-name="a834" draw:name="Espace réservé du pied de page 5" svg:x="0in" svg:y="9.49826in" svg:width="3.25in" svg:height="0.5in" presentation:class="footer" presentation:placeholder="false">
          <draw:text-box>
            <text:p text:style-name="a833" text:class-names="" text:cond-style-name=""><text:span text:style-name="a832" text:class-names=""/></text:p>
          </draw:text-box>
          <svg:title/>
          <svg:desc/>
        </draw:frame>
        <draw:frame draw:id="id10" presentation:style-name="a838" draw:name="Espace réservé du numéro de diapositive 6" svg:x="4.24826in" svg:y="9.49826in" svg:width="3.25in" svg:height="0.5in" presentation:class="page-number" presentation:placeholder="false">
          <draw:text-box>
            <text:p text:style-name="a837" text:class-names="" text:cond-style-name=""><text:span text:style-name="a835" text:class-names=""><text:page-number style:num-format="1" text:fixed="false"/></text:span><text:span text:style-name="a836"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Organizational chart</dc:title>
    <meta:initial-creator>user</meta:initial-creator>
    <dc:creator>user</dc:creator>
    <meta:creation-date>2024-05-20T20:44:28Z</meta:creation-date>
    <dc:date>2024-05-20T20:45:23Z</dc:date>
    <meta:editing-cycles>1</meta:editing-cycles>
    <meta:editing-duration>PT1S</meta:editing-duration>
    <meta:document-statistic meta:paragraph-count="25" meta:word-count="29"/>
  </office:meta>
</office:document-meta>
</file>